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Kp</text:p>
          </table:table-cell>
          <table:table-cell office:value-type="string">
            <text:p><text:s/>0.225</text:p>
          </table:table-cell>
          <table:table-cell table:number-columns-repeated="3"/>
          <table:table-cell>
            <draw:frame table:end-cell-address="Tabelle1.M21" table:end-x="0.293cm" table:end-y="0.067cm" draw:z-index="0" draw:style-name="gr1" draw:text-style-name="P1" svg:width="15.999cm" svg:height="8.999cm" svg:x="0.101cm" svg:y="0.1cm">
              <draw:object draw:notify-on-update-of-ranges="Tabelle1.C12:Tabelle1.C12 Tabelle1.C13:Tabelle1.C572 Tabelle1.E12:Tabelle1.E12 Tabelle1.E13:Tabelle1.E57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<text:s/>0.139958</text:p>
          </table:table-cell>
          <table:table-cell table:number-columns-repeated="4"/>
        </table:table-row>
        <table:table-row table:style-name="ro1">
          <table:table-cell office:value-type="string">
            <text:p>Kd</text:p>
          </table:table-cell>
          <table:table-cell office:value-type="string">
            <text:p><text:s/>0</text:p>
          </table:table-cell>
          <table:table-cell table:number-columns-repeated="4"/>
        </table:table-row>
        <table:table-row table:style-name="ro1">
          <table:table-cell office:value-type="string">
            <text:p>tau</text:p>
          </table:table-cell>
          <table:table-cell office:value-type="string">
            <text:p><text:s/>0.025</text:p>
          </table:table-cell>
          <table:table-cell table:number-columns-repeated="4"/>
        </table:table-row>
        <table:table-row table:style-name="ro1">
          <table:table-cell office:value-type="string">
            <text:p>limMin</text:p>
          </table:table-cell>
          <table:table-cell office:value-type="string">
            <text:p><text:s/>0.25</text:p>
          </table:table-cell>
          <table:table-cell table:number-columns-repeated="4"/>
        </table:table-row>
        <table:table-row table:style-name="ro1">
          <table:table-cell office:value-type="string">
            <text:p>limMax</text:p>
          </table:table-cell>
          <table:table-cell office:value-type="string">
            <text:p><text:s/>0.765</text:p>
          </table:table-cell>
          <table:table-cell table:number-columns-repeated="4"/>
        </table:table-row>
        <table:table-row table:style-name="ro1">
          <table:table-cell office:value-type="string">
            <text:p>intLimMin</text:p>
          </table:table-cell>
          <table:table-cell office:value-type="string">
            <text:p><text:s/>0.25</text:p>
          </table:table-cell>
          <table:table-cell table:number-columns-repeated="4"/>
        </table:table-row>
        <table:table-row table:style-name="ro1">
          <table:table-cell office:value-type="string">
            <text:p>intLimMax</text:p>
          </table:table-cell>
          <table:table-cell office:value-type="string">
            <text:p><text:s/>0.5</text:p>
          </table:table-cell>
          <table:table-cell table:number-columns-repeated="4"/>
        </table:table-row>
        <table:table-row table:style-name="ro1">
          <table:table-cell office:value-type="string">
            <text:p>holdSpeed</text:p>
          </table:table-cell>
          <table:table-cell office:value-type="string">
            <text:p><text:s/>180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string">
            <text:p><text:s/>0.05</text:p>
          </table:table-cell>
          <table:table-cell table:number-columns-repeated="4"/>
        </table:table-row>
        <table:table-row table:style-name="ro1">
          <table:table-cell office:value-type="string">
            <text:p>setpoint</text:p>
          </table:table-cell>
          <table:table-cell office:value-type="string">
            <text:p><text:s/>180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/>
        </table:table-row>
        <table:table-row table:style-name="ro1">
          <table:table-cell office:value-type="float" office:value="0.159668">
            <text:p>0.159668</text:p>
          </table:table-cell>
          <table:table-cell office:value-type="float" office:value="22.6062">
            <text:p>22.6062</text:p>
          </table:table-cell>
          <table:table-cell office:value-type="float" office:value="157.394">
            <text:p>157.3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260986">
            <text:p>0.260986</text:p>
          </table:table-cell>
          <table:table-cell office:value-type="float" office:value="22.6492">
            <text:p>22.6492</text:p>
          </table:table-cell>
          <table:table-cell office:value-type="float" office:value="157.351">
            <text:p>157.3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369385">
            <text:p>0.369385</text:p>
          </table:table-cell>
          <table:table-cell office:value-type="float" office:value="22.6941">
            <text:p>22.6941</text:p>
          </table:table-cell>
          <table:table-cell office:value-type="float" office:value="157.306">
            <text:p>157.3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479736">
            <text:p>0.479736</text:p>
          </table:table-cell>
          <table:table-cell office:value-type="float" office:value="22.737">
            <text:p>22.737</text:p>
          </table:table-cell>
          <table:table-cell office:value-type="float" office:value="157.263">
            <text:p>157.2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587646">
            <text:p>0.587646</text:p>
          </table:table-cell>
          <table:table-cell office:value-type="float" office:value="22.7743">
            <text:p>22.7743</text:p>
          </table:table-cell>
          <table:table-cell office:value-type="float" office:value="157.226">
            <text:p>157.2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702393">
            <text:p>0.702393</text:p>
          </table:table-cell>
          <table:table-cell office:value-type="float" office:value="22.807">
            <text:p>22.807</text:p>
          </table:table-cell>
          <table:table-cell office:value-type="float" office:value="157.193">
            <text:p>157.1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813965">
            <text:p>0.813965</text:p>
          </table:table-cell>
          <table:table-cell office:value-type="float" office:value="22.83">
            <text:p>22.83</text:p>
          </table:table-cell>
          <table:table-cell office:value-type="float" office:value="157.17">
            <text:p>157.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927734">
            <text:p>0.927734</text:p>
          </table:table-cell>
          <table:table-cell office:value-type="float" office:value="22.843">
            <text:p>22.843</text:p>
          </table:table-cell>
          <table:table-cell office:value-type="float" office:value="157.157">
            <text:p>157.1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02881">
            <text:p>1.02881</text:p>
          </table:table-cell>
          <table:table-cell office:value-type="float" office:value="22.8447">
            <text:p>22.8447</text:p>
          </table:table-cell>
          <table:table-cell office:value-type="float" office:value="157.155">
            <text:p>157.1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13672">
            <text:p>1.13672</text:p>
          </table:table-cell>
          <table:table-cell office:value-type="float" office:value="22.835">
            <text:p>22.835</text:p>
          </table:table-cell>
          <table:table-cell office:value-type="float" office:value="157.165">
            <text:p>157.1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23755">
            <text:p>1.23755</text:p>
          </table:table-cell>
          <table:table-cell office:value-type="float" office:value="22.8152">
            <text:p>22.8152</text:p>
          </table:table-cell>
          <table:table-cell office:value-type="float" office:value="157.185">
            <text:p>157.1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34521">
            <text:p>1.34521</text:p>
          </table:table-cell>
          <table:table-cell office:value-type="float" office:value="22.7819">
            <text:p>22.7819</text:p>
          </table:table-cell>
          <table:table-cell office:value-type="float" office:value="157.218">
            <text:p>157.2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45801">
            <text:p>1.45801</text:p>
          </table:table-cell>
          <table:table-cell office:value-type="float" office:value="22.7336">
            <text:p>22.7336</text:p>
          </table:table-cell>
          <table:table-cell office:value-type="float" office:value="157.266">
            <text:p>157.2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56299">
            <text:p>1.56299</text:p>
          </table:table-cell>
          <table:table-cell office:value-type="float" office:value="22.6765">
            <text:p>22.6765</text:p>
          </table:table-cell>
          <table:table-cell office:value-type="float" office:value="157.324">
            <text:p>157.3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66748">
            <text:p>1.66748</text:p>
          </table:table-cell>
          <table:table-cell office:value-type="float" office:value="22.6082">
            <text:p>22.6082</text:p>
          </table:table-cell>
          <table:table-cell office:value-type="float" office:value="157.392">
            <text:p>157.3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77515">
            <text:p>1.77515</text:p>
          </table:table-cell>
          <table:table-cell office:value-type="float" office:value="22.5265">
            <text:p>22.5265</text:p>
          </table:table-cell>
          <table:table-cell office:value-type="float" office:value="157.474">
            <text:p>157.4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88403">
            <text:p>1.88403</text:p>
          </table:table-cell>
          <table:table-cell office:value-type="float" office:value="22.4329">
            <text:p>22.4329</text:p>
          </table:table-cell>
          <table:table-cell office:value-type="float" office:value="157.567">
            <text:p>157.5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99512">
            <text:p>1.99512</text:p>
          </table:table-cell>
          <table:table-cell office:value-type="float" office:value="22.3261">
            <text:p>22.3261</text:p>
          </table:table-cell>
          <table:table-cell office:value-type="float" office:value="157.674">
            <text:p>157.6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10156">
            <text:p>2.10156</text:p>
          </table:table-cell>
          <table:table-cell office:value-type="float" office:value="22.2143">
            <text:p>22.2143</text:p>
          </table:table-cell>
          <table:table-cell office:value-type="float" office:value="157.786">
            <text:p>157.7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25928">
            <text:p>2.25928</text:p>
          </table:table-cell>
          <table:table-cell office:value-type="float" office:value="22.0327">
            <text:p>22.0327</text:p>
          </table:table-cell>
          <table:table-cell office:value-type="float" office:value="157.967">
            <text:p>157.9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36035">
            <text:p>2.36035</text:p>
          </table:table-cell>
          <table:table-cell office:value-type="float" office:value="21.9076">
            <text:p>21.9076</text:p>
          </table:table-cell>
          <table:table-cell office:value-type="float" office:value="158.092">
            <text:p>158.0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46362">
            <text:p>2.46362</text:p>
          </table:table-cell>
          <table:table-cell office:value-type="float" office:value="21.7734">
            <text:p>21.7734</text:p>
          </table:table-cell>
          <table:table-cell office:value-type="float" office:value="158.227">
            <text:p>158.2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61572">
            <text:p>2.61572</text:p>
          </table:table-cell>
          <table:table-cell office:value-type="float" office:value="21.5651">
            <text:p>21.5651</text:p>
          </table:table-cell>
          <table:table-cell office:value-type="float" office:value="158.435">
            <text:p>158.4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72388">
            <text:p>2.72388</text:p>
          </table:table-cell>
          <table:table-cell office:value-type="float" office:value="21.4107">
            <text:p>21.4107</text:p>
          </table:table-cell>
          <table:table-cell office:value-type="float" office:value="158.589">
            <text:p>158.5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88086">
            <text:p>2.88086</text:p>
          </table:table-cell>
          <table:table-cell office:value-type="float" office:value="21.1783">
            <text:p>21.1783</text:p>
          </table:table-cell>
          <table:table-cell office:value-type="float" office:value="158.822">
            <text:p>158.8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9812">
            <text:p>2.9812</text:p>
          </table:table-cell>
          <table:table-cell office:value-type="float" office:value="21.0253">
            <text:p>21.0253</text:p>
          </table:table-cell>
          <table:table-cell office:value-type="float" office:value="158.975">
            <text:p>158.97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08618">
            <text:p>3.08618</text:p>
          </table:table-cell>
          <table:table-cell office:value-type="float" office:value="20.8626">
            <text:p>20.8626</text:p>
          </table:table-cell>
          <table:table-cell office:value-type="float" office:value="159.137">
            <text:p>159.1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19189">
            <text:p>3.19189</text:p>
          </table:table-cell>
          <table:table-cell office:value-type="float" office:value="20.6963">
            <text:p>20.6963</text:p>
          </table:table-cell>
          <table:table-cell office:value-type="float" office:value="159.304">
            <text:p>159.3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29663">
            <text:p>3.29663</text:p>
          </table:table-cell>
          <table:table-cell office:value-type="float" office:value="20.5295">
            <text:p>20.5295</text:p>
          </table:table-cell>
          <table:table-cell office:value-type="float" office:value="159.471">
            <text:p>159.4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40527">
            <text:p>3.40527</text:p>
          </table:table-cell>
          <table:table-cell office:value-type="float" office:value="20.3543">
            <text:p>20.3543</text:p>
          </table:table-cell>
          <table:table-cell office:value-type="float" office:value="159.646">
            <text:p>159.6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51611">
            <text:p>3.51611</text:p>
          </table:table-cell>
          <table:table-cell office:value-type="float" office:value="20.1747">
            <text:p>20.1747</text:p>
          </table:table-cell>
          <table:table-cell office:value-type="float" office:value="159.825">
            <text:p>159.8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62744">
            <text:p>3.62744</text:p>
          </table:table-cell>
          <table:table-cell office:value-type="float" office:value="19.9935">
            <text:p>19.9935</text:p>
          </table:table-cell>
          <table:table-cell office:value-type="float" office:value="160.006">
            <text:p>160.0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73413">
            <text:p>3.73413</text:p>
          </table:table-cell>
          <table:table-cell office:value-type="float" office:value="19.8191">
            <text:p>19.8191</text:p>
          </table:table-cell>
          <table:table-cell office:value-type="float" office:value="160.181">
            <text:p>160.1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84326">
            <text:p>3.84326</text:p>
          </table:table-cell>
          <table:table-cell office:value-type="float" office:value="19.6404">
            <text:p>19.6404</text:p>
          </table:table-cell>
          <table:table-cell office:value-type="float" office:value="160.36">
            <text:p>160.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94775">
            <text:p>3.94775</text:p>
          </table:table-cell>
          <table:table-cell office:value-type="float" office:value="19.4695">
            <text:p>19.4695</text:p>
          </table:table-cell>
          <table:table-cell office:value-type="float" office:value="160.53">
            <text:p>160.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05103">
            <text:p>4.05103</text:p>
          </table:table-cell>
          <table:table-cell office:value-type="float" office:value="19.3009">
            <text:p>19.3009</text:p>
          </table:table-cell>
          <table:table-cell office:value-type="float" office:value="160.699">
            <text:p>160.6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16064">
            <text:p>4.16064</text:p>
          </table:table-cell>
          <table:table-cell office:value-type="float" office:value="19.1222">
            <text:p>19.1222</text:p>
          </table:table-cell>
          <table:table-cell office:value-type="float" office:value="160.878">
            <text:p>160.87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27441">
            <text:p>4.27441</text:p>
          </table:table-cell>
          <table:table-cell office:value-type="float" office:value="18.9376">
            <text:p>18.9376</text:p>
          </table:table-cell>
          <table:table-cell office:value-type="float" office:value="161.062">
            <text:p>161.0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38818">
            <text:p>4.38818</text:p>
          </table:table-cell>
          <table:table-cell office:value-type="float" office:value="18.7537">
            <text:p>18.7537</text:p>
          </table:table-cell>
          <table:table-cell office:value-type="float" office:value="161.246">
            <text:p>161.2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49072">
            <text:p>4.49072</text:p>
          </table:table-cell>
          <table:table-cell office:value-type="float" office:value="18.5889">
            <text:p>18.5889</text:p>
          </table:table-cell>
          <table:table-cell office:value-type="float" office:value="161.411">
            <text:p>161.4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5918">
            <text:p>4.5918</text:p>
          </table:table-cell>
          <table:table-cell office:value-type="float" office:value="18.4277">
            <text:p>18.4277</text:p>
          </table:table-cell>
          <table:table-cell office:value-type="float" office:value="161.572">
            <text:p>161.5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69922">
            <text:p>4.69922</text:p>
          </table:table-cell>
          <table:table-cell office:value-type="float" office:value="18.2568">
            <text:p>18.2568</text:p>
          </table:table-cell>
          <table:table-cell office:value-type="float" office:value="161.743">
            <text:p>161.7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8064">
            <text:p>4.8064</text:p>
          </table:table-cell>
          <table:table-cell office:value-type="float" office:value="18.0882">
            <text:p>18.0882</text:p>
          </table:table-cell>
          <table:table-cell office:value-type="float" office:value="161.912">
            <text:p>161.9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9209">
            <text:p>4.9209</text:p>
          </table:table-cell>
          <table:table-cell office:value-type="float" office:value="17.9094">
            <text:p>17.9094</text:p>
          </table:table-cell>
          <table:table-cell office:value-type="float" office:value="162.091">
            <text:p>162.0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07056">
            <text:p>5.07056</text:p>
          </table:table-cell>
          <table:table-cell office:value-type="float" office:value="17.6777">
            <text:p>17.6777</text:p>
          </table:table-cell>
          <table:table-cell office:value-type="float" office:value="162.322">
            <text:p>162.3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18286">
            <text:p>5.18286</text:p>
          </table:table-cell>
          <table:table-cell office:value-type="float" office:value="17.5059">
            <text:p>17.5059</text:p>
          </table:table-cell>
          <table:table-cell office:value-type="float" office:value="162.494">
            <text:p>162.4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29565">
            <text:p>5.29565</text:p>
          </table:table-cell>
          <table:table-cell office:value-type="float" office:value="17.3347">
            <text:p>17.3347</text:p>
          </table:table-cell>
          <table:table-cell office:value-type="float" office:value="162.665">
            <text:p>162.6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40283">
            <text:p>5.40283</text:p>
          </table:table-cell>
          <table:table-cell office:value-type="float" office:value="17.174">
            <text:p>17.174</text:p>
          </table:table-cell>
          <table:table-cell office:value-type="float" office:value="162.826">
            <text:p>162.8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51025">
            <text:p>5.51025</text:p>
          </table:table-cell>
          <table:table-cell office:value-type="float" office:value="17.0142">
            <text:p>17.0142</text:p>
          </table:table-cell>
          <table:table-cell office:value-type="float" office:value="162.986">
            <text:p>162.9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61768">
            <text:p>5.61768</text:p>
          </table:table-cell>
          <table:table-cell office:value-type="float" office:value="16.8557">
            <text:p>16.8557</text:p>
          </table:table-cell>
          <table:table-cell office:value-type="float" office:value="163.144">
            <text:p>163.1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71899">
            <text:p>5.71899</text:p>
          </table:table-cell>
          <table:table-cell office:value-type="float" office:value="16.7078">
            <text:p>16.7078</text:p>
          </table:table-cell>
          <table:table-cell office:value-type="float" office:value="163.292">
            <text:p>163.2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82178">
            <text:p>5.82178</text:p>
          </table:table-cell>
          <table:table-cell office:value-type="float" office:value="16.5591">
            <text:p>16.5591</text:p>
          </table:table-cell>
          <table:table-cell office:value-type="float" office:value="163.441">
            <text:p>163.4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92432">
            <text:p>5.92432</text:p>
          </table:table-cell>
          <table:table-cell office:value-type="float" office:value="16.4125">
            <text:p>16.4125</text:p>
          </table:table-cell>
          <table:table-cell office:value-type="float" office:value="163.587">
            <text:p>163.5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02832">
            <text:p>6.02832</text:p>
          </table:table-cell>
          <table:table-cell office:value-type="float" office:value="16.2652">
            <text:p>16.2652</text:p>
          </table:table-cell>
          <table:table-cell office:value-type="float" office:value="163.735">
            <text:p>163.7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13965">
            <text:p>6.13965</text:p>
          </table:table-cell>
          <table:table-cell office:value-type="float" office:value="16.1093">
            <text:p>16.1093</text:p>
          </table:table-cell>
          <table:table-cell office:value-type="float" office:value="163.891">
            <text:p>163.8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25146">
            <text:p>6.25146</text:p>
          </table:table-cell>
          <table:table-cell office:value-type="float" office:value="15.9546">
            <text:p>15.9546</text:p>
          </table:table-cell>
          <table:table-cell office:value-type="float" office:value="164.045">
            <text:p>164.0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35352">
            <text:p>6.35352</text:p>
          </table:table-cell>
          <table:table-cell office:value-type="float" office:value="15.8145">
            <text:p>15.8145</text:p>
          </table:table-cell>
          <table:table-cell office:value-type="float" office:value="164.186">
            <text:p>164.1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45752">
            <text:p>6.45752</text:p>
          </table:table-cell>
          <table:table-cell office:value-type="float" office:value="15.6732">
            <text:p>15.6732</text:p>
          </table:table-cell>
          <table:table-cell office:value-type="float" office:value="164.327">
            <text:p>164.3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56445">
            <text:p>6.56445</text:p>
          </table:table-cell>
          <table:table-cell office:value-type="float" office:value="15.5298">
            <text:p>15.5298</text:p>
          </table:table-cell>
          <table:table-cell office:value-type="float" office:value="164.47">
            <text:p>164.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67163">
            <text:p>6.67163</text:p>
          </table:table-cell>
          <table:table-cell office:value-type="float" office:value="15.3869">
            <text:p>15.3869</text:p>
          </table:table-cell>
          <table:table-cell office:value-type="float" office:value="164.613">
            <text:p>164.6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78491">
            <text:p>6.78491</text:p>
          </table:table-cell>
          <table:table-cell office:value-type="float" office:value="15.2377">
            <text:p>15.2377</text:p>
          </table:table-cell>
          <table:table-cell office:value-type="float" office:value="164.762">
            <text:p>164.7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89648">
            <text:p>6.89648</text:p>
          </table:table-cell>
          <table:table-cell office:value-type="float" office:value="15.0921">
            <text:p>15.0921</text:p>
          </table:table-cell>
          <table:table-cell office:value-type="float" office:value="164.908">
            <text:p>164.9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00391">
            <text:p>7.00391</text:p>
          </table:table-cell>
          <table:table-cell office:value-type="float" office:value="14.9533">
            <text:p>14.9533</text:p>
          </table:table-cell>
          <table:table-cell office:value-type="float" office:value="165.047">
            <text:p>165.0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1123">
            <text:p>7.1123</text:p>
          </table:table-cell>
          <table:table-cell office:value-type="float" office:value="14.8142">
            <text:p>14.8142</text:p>
          </table:table-cell>
          <table:table-cell office:value-type="float" office:value="165.186">
            <text:p>165.1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21777">
            <text:p>7.21777</text:p>
          </table:table-cell>
          <table:table-cell office:value-type="float" office:value="14.6801">
            <text:p>14.6801</text:p>
          </table:table-cell>
          <table:table-cell office:value-type="float" office:value="165.32">
            <text:p>165.3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3313">
            <text:p>7.3313</text:p>
          </table:table-cell>
          <table:table-cell office:value-type="float" office:value="14.5369">
            <text:p>14.5369</text:p>
          </table:table-cell>
          <table:table-cell office:value-type="float" office:value="165.463">
            <text:p>165.4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43872">
            <text:p>7.43872</text:p>
          </table:table-cell>
          <table:table-cell office:value-type="float" office:value="14.4023">
            <text:p>14.4023</text:p>
          </table:table-cell>
          <table:table-cell office:value-type="float" office:value="165.598">
            <text:p>165.5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5459">
            <text:p>7.5459</text:p>
          </table:table-cell>
          <table:table-cell office:value-type="float" office:value="14.2689">
            <text:p>14.2689</text:p>
          </table:table-cell>
          <table:table-cell office:value-type="float" office:value="165.731">
            <text:p>165.7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65894">
            <text:p>7.65894</text:p>
          </table:table-cell>
          <table:table-cell office:value-type="float" office:value="14.129">
            <text:p>14.129</text:p>
          </table:table-cell>
          <table:table-cell office:value-type="float" office:value="165.871">
            <text:p>165.8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76855">
            <text:p>7.76855</text:p>
          </table:table-cell>
          <table:table-cell office:value-type="float" office:value="13.9942">
            <text:p>13.9942</text:p>
          </table:table-cell>
          <table:table-cell office:value-type="float" office:value="166.006">
            <text:p>166.0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8728">
            <text:p>7.8728</text:p>
          </table:table-cell>
          <table:table-cell office:value-type="float" office:value="13.8665">
            <text:p>13.8665</text:p>
          </table:table-cell>
          <table:table-cell office:value-type="float" office:value="166.133">
            <text:p>166.1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9812">
            <text:p>7.9812</text:p>
          </table:table-cell>
          <table:table-cell office:value-type="float" office:value="13.7344">
            <text:p>13.7344</text:p>
          </table:table-cell>
          <table:table-cell office:value-type="float" office:value="166.266">
            <text:p>166.2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08667">
            <text:p>8.08667</text:p>
          </table:table-cell>
          <table:table-cell office:value-type="float" office:value="13.6064">
            <text:p>13.6064</text:p>
          </table:table-cell>
          <table:table-cell office:value-type="float" office:value="166.394">
            <text:p>166.3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18823">
            <text:p>8.18823</text:p>
          </table:table-cell>
          <table:table-cell office:value-type="float" office:value="13.4838">
            <text:p>13.4838</text:p>
          </table:table-cell>
          <table:table-cell office:value-type="float" office:value="166.516">
            <text:p>166.51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2915">
            <text:p>8.2915</text:p>
          </table:table-cell>
          <table:table-cell office:value-type="float" office:value="13.3593">
            <text:p>13.3593</text:p>
          </table:table-cell>
          <table:table-cell office:value-type="float" office:value="166.641">
            <text:p>166.6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40063">
            <text:p>8.40063</text:p>
          </table:table-cell>
          <table:table-cell office:value-type="float" office:value="13.2278">
            <text:p>13.2278</text:p>
          </table:table-cell>
          <table:table-cell office:value-type="float" office:value="166.772">
            <text:p>166.7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51221">
            <text:p>8.51221</text:p>
          </table:table-cell>
          <table:table-cell office:value-type="float" office:value="13.0939">
            <text:p>13.0939</text:p>
          </table:table-cell>
          <table:table-cell office:value-type="float" office:value="166.906">
            <text:p>166.9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61963">
            <text:p>8.61963</text:p>
          </table:table-cell>
          <table:table-cell office:value-type="float" office:value="12.9653">
            <text:p>12.9653</text:p>
          </table:table-cell>
          <table:table-cell office:value-type="float" office:value="167.035">
            <text:p>167.0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73145">
            <text:p>8.73145</text:p>
          </table:table-cell>
          <table:table-cell office:value-type="float" office:value="12.8314">
            <text:p>12.8314</text:p>
          </table:table-cell>
          <table:table-cell office:value-type="float" office:value="167.169">
            <text:p>167.1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84326">
            <text:p>8.84326</text:p>
          </table:table-cell>
          <table:table-cell office:value-type="float" office:value="12.6978">
            <text:p>12.6978</text:p>
          </table:table-cell>
          <table:table-cell office:value-type="float" office:value="167.302">
            <text:p>167.30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94873">
            <text:p>8.94873</text:p>
          </table:table-cell>
          <table:table-cell office:value-type="float" office:value="12.5717">
            <text:p>12.5717</text:p>
          </table:table-cell>
          <table:table-cell office:value-type="float" office:value="167.428">
            <text:p>167.4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05518">
            <text:p>9.05518</text:p>
          </table:table-cell>
          <table:table-cell office:value-type="float" office:value="12.4443">
            <text:p>12.4443</text:p>
          </table:table-cell>
          <table:table-cell office:value-type="float" office:value="167.556">
            <text:p>167.55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16577">
            <text:p>9.16577</text:p>
          </table:table-cell>
          <table:table-cell office:value-type="float" office:value="12.3121">
            <text:p>12.3121</text:p>
          </table:table-cell>
          <table:table-cell office:value-type="float" office:value="167.688">
            <text:p>167.68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27661">
            <text:p>9.27661</text:p>
          </table:table-cell>
          <table:table-cell office:value-type="float" office:value="12.1794">
            <text:p>12.1794</text:p>
          </table:table-cell>
          <table:table-cell office:value-type="float" office:value="167.821">
            <text:p>167.8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42578">
            <text:p>9.42578</text:p>
          </table:table-cell>
          <table:table-cell office:value-type="float" office:value="12.0005">
            <text:p>12.0005</text:p>
          </table:table-cell>
          <table:table-cell office:value-type="float" office:value="167.999">
            <text:p>167.9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53979">
            <text:p>9.53979</text:p>
          </table:table-cell>
          <table:table-cell office:value-type="float" office:value="11.8633">
            <text:p>11.8633</text:p>
          </table:table-cell>
          <table:table-cell office:value-type="float" office:value="168.137">
            <text:p>168.1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69629">
            <text:p>9.69629</text:p>
          </table:table-cell>
          <table:table-cell office:value-type="float" office:value="11.6749">
            <text:p>11.6749</text:p>
          </table:table-cell>
          <table:table-cell office:value-type="float" office:value="168.325">
            <text:p>168.3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80859">
            <text:p>9.80859</text:p>
          </table:table-cell>
          <table:table-cell office:value-type="float" office:value="11.5395">
            <text:p>11.5395</text:p>
          </table:table-cell>
          <table:table-cell office:value-type="float" office:value="168.46">
            <text:p>168.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92139">
            <text:p>9.92139</text:p>
          </table:table-cell>
          <table:table-cell office:value-type="float" office:value="11.4031">
            <text:p>11.4031</text:p>
          </table:table-cell>
          <table:table-cell office:value-type="float" office:value="168.597">
            <text:p>168.5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0276">
            <text:p>10.0276</text:p>
          </table:table-cell>
          <table:table-cell office:value-type="float" office:value="11.2741">
            <text:p>11.2741</text:p>
          </table:table-cell>
          <table:table-cell office:value-type="float" office:value="168.726">
            <text:p>168.7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1348">
            <text:p>10.1348</text:p>
          </table:table-cell>
          <table:table-cell office:value-type="float" office:value="11.1438">
            <text:p>11.1438</text:p>
          </table:table-cell>
          <table:table-cell office:value-type="float" office:value="168.856">
            <text:p>168.85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2468">
            <text:p>10.2468</text:p>
          </table:table-cell>
          <table:table-cell office:value-type="float" office:value="11.007">
            <text:p>11.007</text:p>
          </table:table-cell>
          <table:table-cell office:value-type="float" office:value="168.993">
            <text:p>168.9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3508">
            <text:p>10.3508</text:p>
          </table:table-cell>
          <table:table-cell office:value-type="float" office:value="10.8796">
            <text:p>10.8796</text:p>
          </table:table-cell>
          <table:table-cell office:value-type="float" office:value="169.12">
            <text:p>169.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46">
            <text:p>10.46</text:p>
          </table:table-cell>
          <table:table-cell office:value-type="float" office:value="10.7459">
            <text:p>10.7459</text:p>
          </table:table-cell>
          <table:table-cell office:value-type="float" office:value="169.254">
            <text:p>169.25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5652">
            <text:p>10.5652</text:p>
          </table:table-cell>
          <table:table-cell office:value-type="float" office:value="10.6162">
            <text:p>10.6162</text:p>
          </table:table-cell>
          <table:table-cell office:value-type="float" office:value="169.384">
            <text:p>169.3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6746">
            <text:p>10.6746</text:p>
          </table:table-cell>
          <table:table-cell office:value-type="float" office:value="10.481">
            <text:p>10.481</text:p>
          </table:table-cell>
          <table:table-cell office:value-type="float" office:value="169.519">
            <text:p>169.5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7883">
            <text:p>10.7883</text:p>
          </table:table-cell>
          <table:table-cell office:value-type="float" office:value="10.3402">
            <text:p>10.3402</text:p>
          </table:table-cell>
          <table:table-cell office:value-type="float" office:value="169.66">
            <text:p>169.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9023">
            <text:p>10.9023</text:p>
          </table:table-cell>
          <table:table-cell office:value-type="float" office:value="10.1985">
            <text:p>10.1985</text:p>
          </table:table-cell>
          <table:table-cell office:value-type="float" office:value="169.802">
            <text:p>169.80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0024">
            <text:p>11.0024</text:p>
          </table:table-cell>
          <table:table-cell office:value-type="float" office:value="10.0736">
            <text:p>10.0736</text:p>
          </table:table-cell>
          <table:table-cell office:value-type="float" office:value="169.926">
            <text:p>169.9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1179">
            <text:p>11.1179</text:p>
          </table:table-cell>
          <table:table-cell office:value-type="float" office:value="9.92932">
            <text:p>9.92932</text:p>
          </table:table-cell>
          <table:table-cell office:value-type="float" office:value="170.071">
            <text:p>170.0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2305">
            <text:p>11.2305</text:p>
          </table:table-cell>
          <table:table-cell office:value-type="float" office:value="9.78781">
            <text:p>9.78781</text:p>
          </table:table-cell>
          <table:table-cell office:value-type="float" office:value="170.212">
            <text:p>170.2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3435">
            <text:p>11.3435</text:p>
          </table:table-cell>
          <table:table-cell office:value-type="float" office:value="9.64529">
            <text:p>9.64529</text:p>
          </table:table-cell>
          <table:table-cell office:value-type="float" office:value="170.355">
            <text:p>170.3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4517">
            <text:p>11.4517</text:p>
          </table:table-cell>
          <table:table-cell office:value-type="float" office:value="9.50874">
            <text:p>9.50874</text:p>
          </table:table-cell>
          <table:table-cell office:value-type="float" office:value="170.491">
            <text:p>170.4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5662">
            <text:p>11.5662</text:p>
          </table:table-cell>
          <table:table-cell office:value-type="float" office:value="9.36325">
            <text:p>9.36325</text:p>
          </table:table-cell>
          <table:table-cell office:value-type="float" office:value="170.637">
            <text:p>170.6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6677">
            <text:p>11.6677</text:p>
          </table:table-cell>
          <table:table-cell office:value-type="float" office:value="9.2336">
            <text:p>9.2336</text:p>
          </table:table-cell>
          <table:table-cell office:value-type="float" office:value="170.766">
            <text:p>170.7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782">
            <text:p>11.782</text:p>
          </table:table-cell>
          <table:table-cell office:value-type="float" office:value="9.08705">
            <text:p>9.08705</text:p>
          </table:table-cell>
          <table:table-cell office:value-type="float" office:value="170.913">
            <text:p>170.9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8882">
            <text:p>11.8882</text:p>
          </table:table-cell>
          <table:table-cell office:value-type="float" office:value="8.94998">
            <text:p>8.94998</text:p>
          </table:table-cell>
          <table:table-cell office:value-type="float" office:value="171.05">
            <text:p>171.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9922">
            <text:p>11.9922</text:p>
          </table:table-cell>
          <table:table-cell office:value-type="float" office:value="8.81525">
            <text:p>8.81525</text:p>
          </table:table-cell>
          <table:table-cell office:value-type="float" office:value="171.185">
            <text:p>171.1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0964">
            <text:p>12.0964</text:p>
          </table:table-cell>
          <table:table-cell office:value-type="float" office:value="8.67955">
            <text:p>8.67955</text:p>
          </table:table-cell>
          <table:table-cell office:value-type="float" office:value="171.32">
            <text:p>171.3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2104">
            <text:p>12.2104</text:p>
          </table:table-cell>
          <table:table-cell office:value-type="float" office:value="8.53017">
            <text:p>8.53017</text:p>
          </table:table-cell>
          <table:table-cell office:value-type="float" office:value="171.47">
            <text:p>171.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323">
            <text:p>12.323</text:p>
          </table:table-cell>
          <table:table-cell office:value-type="float" office:value="8.38194">
            <text:p>8.38194</text:p>
          </table:table-cell>
          <table:table-cell office:value-type="float" office:value="171.618">
            <text:p>171.6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4375">
            <text:p>12.4375</text:p>
          </table:table-cell>
          <table:table-cell office:value-type="float" office:value="8.22984">
            <text:p>8.22984</text:p>
          </table:table-cell>
          <table:table-cell office:value-type="float" office:value="171.77">
            <text:p>171.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541">
            <text:p>12.541</text:p>
          </table:table-cell>
          <table:table-cell office:value-type="float" office:value="8.09152">
            <text:p>8.09152</text:p>
          </table:table-cell>
          <table:table-cell office:value-type="float" office:value="171.908">
            <text:p>171.9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6423">
            <text:p>12.6423</text:p>
          </table:table-cell>
          <table:table-cell office:value-type="float" office:value="7.95567">
            <text:p>7.95567</text:p>
          </table:table-cell>
          <table:table-cell office:value-type="float" office:value="172.044">
            <text:p>172.0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7478">
            <text:p>12.7478</text:p>
          </table:table-cell>
          <table:table-cell office:value-type="float" office:value="7.81319">
            <text:p>7.81319</text:p>
          </table:table-cell>
          <table:table-cell office:value-type="float" office:value="172.187">
            <text:p>172.1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8557">
            <text:p>12.8557</text:p>
          </table:table-cell>
          <table:table-cell office:value-type="float" office:value="7.6664">
            <text:p>7.6664</text:p>
          </table:table-cell>
          <table:table-cell office:value-type="float" office:value="172.334">
            <text:p>172.3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9592">
            <text:p>12.9592</text:p>
          </table:table-cell>
          <table:table-cell office:value-type="float" office:value="7.52432">
            <text:p>7.52432</text:p>
          </table:table-cell>
          <table:table-cell office:value-type="float" office:value="172.476">
            <text:p>172.4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0632">
            <text:p>13.0632</text:p>
          </table:table-cell>
          <table:table-cell office:value-type="float" office:value="7.38116">
            <text:p>7.38116</text:p>
          </table:table-cell>
          <table:table-cell office:value-type="float" office:value="172.619">
            <text:p>172.6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1682">
            <text:p>13.1682</text:p>
          </table:table-cell>
          <table:table-cell office:value-type="float" office:value="7.23569">
            <text:p>7.23569</text:p>
          </table:table-cell>
          <table:table-cell office:value-type="float" office:value="172.764">
            <text:p>172.7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2708">
            <text:p>13.2708</text:p>
          </table:table-cell>
          <table:table-cell office:value-type="float" office:value="7.09268">
            <text:p>7.09268</text:p>
          </table:table-cell>
          <table:table-cell office:value-type="float" office:value="172.907">
            <text:p>172.9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3792">
            <text:p>13.3792</text:p>
          </table:table-cell>
          <table:table-cell office:value-type="float" office:value="6.94078">
            <text:p>6.94078</text:p>
          </table:table-cell>
          <table:table-cell office:value-type="float" office:value="173.059">
            <text:p>173.0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4917">
            <text:p>13.4917</text:p>
          </table:table-cell>
          <table:table-cell office:value-type="float" office:value="6.78177">
            <text:p>6.78177</text:p>
          </table:table-cell>
          <table:table-cell office:value-type="float" office:value="173.218">
            <text:p>173.2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6069">
            <text:p>13.6069</text:p>
          </table:table-cell>
          <table:table-cell office:value-type="float" office:value="6.61792">
            <text:p>6.61792</text:p>
          </table:table-cell>
          <table:table-cell office:value-type="float" office:value="173.382">
            <text:p>173.3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7134">
            <text:p>13.7134</text:p>
          </table:table-cell>
          <table:table-cell office:value-type="float" office:value="6.46548">
            <text:p>6.46548</text:p>
          </table:table-cell>
          <table:table-cell office:value-type="float" office:value="173.535">
            <text:p>173.5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8154">
            <text:p>13.8154</text:p>
          </table:table-cell>
          <table:table-cell office:value-type="float" office:value="6.31859">
            <text:p>6.31859</text:p>
          </table:table-cell>
          <table:table-cell office:value-type="float" office:value="173.681">
            <text:p>173.6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9185">
            <text:p>13.9185</text:p>
          </table:table-cell>
          <table:table-cell office:value-type="float" office:value="6.16974">
            <text:p>6.16974</text:p>
          </table:table-cell>
          <table:table-cell office:value-type="float" office:value="173.83">
            <text:p>173.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0212">
            <text:p>14.0212</text:p>
          </table:table-cell>
          <table:table-cell office:value-type="float" office:value="6.02029">
            <text:p>6.02029</text:p>
          </table:table-cell>
          <table:table-cell office:value-type="float" office:value="173.98">
            <text:p>173.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1245">
            <text:p>14.1245</text:p>
          </table:table-cell>
          <table:table-cell office:value-type="float" office:value="5.86929">
            <text:p>5.86929</text:p>
          </table:table-cell>
          <table:table-cell office:value-type="float" office:value="174.131">
            <text:p>174.1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2334">
            <text:p>14.2334</text:p>
          </table:table-cell>
          <table:table-cell office:value-type="float" office:value="5.70952">
            <text:p>5.70952</text:p>
          </table:table-cell>
          <table:table-cell office:value-type="float" office:value="174.29">
            <text:p>174.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335">
            <text:p>14.335</text:p>
          </table:table-cell>
          <table:table-cell office:value-type="float" office:value="5.55933">
            <text:p>5.55933</text:p>
          </table:table-cell>
          <table:table-cell office:value-type="float" office:value="174.441">
            <text:p>174.4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4365">
            <text:p>14.4365</text:p>
          </table:table-cell>
          <table:table-cell office:value-type="float" office:value="5.40909">
            <text:p>5.40909</text:p>
          </table:table-cell>
          <table:table-cell office:value-type="float" office:value="174.591">
            <text:p>174.5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5469">
            <text:p>14.5469</text:p>
          </table:table-cell>
          <table:table-cell office:value-type="float" office:value="5.24454">
            <text:p>5.24454</text:p>
          </table:table-cell>
          <table:table-cell office:value-type="float" office:value="174.755">
            <text:p>174.7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6472">
            <text:p>14.6472</text:p>
          </table:table-cell>
          <table:table-cell office:value-type="float" office:value="5.09454">
            <text:p>5.09454</text:p>
          </table:table-cell>
          <table:table-cell office:value-type="float" office:value="174.905">
            <text:p>174.9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7483">
            <text:p>14.7483</text:p>
          </table:table-cell>
          <table:table-cell office:value-type="float" office:value="4.94273">
            <text:p>4.94273</text:p>
          </table:table-cell>
          <table:table-cell office:value-type="float" office:value="175.057">
            <text:p>175.0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8525">
            <text:p>14.8525</text:p>
          </table:table-cell>
          <table:table-cell office:value-type="float" office:value="4.78535">
            <text:p>4.78535</text:p>
          </table:table-cell>
          <table:table-cell office:value-type="float" office:value="175.215">
            <text:p>175.2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9561">
            <text:p>14.9561</text:p>
          </table:table-cell>
          <table:table-cell office:value-type="float" office:value="4.62886">
            <text:p>4.62886</text:p>
          </table:table-cell>
          <table:table-cell office:value-type="float" office:value="175.371">
            <text:p>175.3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0635">
            <text:p>15.0635</text:p>
          </table:table-cell>
          <table:table-cell office:value-type="float" office:value="4.46561">
            <text:p>4.46561</text:p>
          </table:table-cell>
          <table:table-cell office:value-type="float" office:value="175.534">
            <text:p>175.5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1716">
            <text:p>15.1716</text:p>
          </table:table-cell>
          <table:table-cell office:value-type="float" office:value="4.30089">
            <text:p>4.30089</text:p>
          </table:table-cell>
          <table:table-cell office:value-type="float" office:value="175.699">
            <text:p>175.6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2856">
            <text:p>15.2856</text:p>
          </table:table-cell>
          <table:table-cell office:value-type="float" office:value="4.12646">
            <text:p>4.12646</text:p>
          </table:table-cell>
          <table:table-cell office:value-type="float" office:value="175.874">
            <text:p>175.8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3877">
            <text:p>15.3877</text:p>
          </table:table-cell>
          <table:table-cell office:value-type="float" office:value="3.96996">
            <text:p>3.96996</text:p>
          </table:table-cell>
          <table:table-cell office:value-type="float" office:value="176.03">
            <text:p>176.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4951">
            <text:p>15.4951</text:p>
          </table:table-cell>
          <table:table-cell office:value-type="float" office:value="3.80467">
            <text:p>3.80467</text:p>
          </table:table-cell>
          <table:table-cell office:value-type="float" office:value="176.195">
            <text:p>176.1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6084">
            <text:p>15.6084</text:p>
          </table:table-cell>
          <table:table-cell office:value-type="float" office:value="3.62961">
            <text:p>3.62961</text:p>
          </table:table-cell>
          <table:table-cell office:value-type="float" office:value="176.37">
            <text:p>176.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7146">
            <text:p>15.7146</text:p>
          </table:table-cell>
          <table:table-cell office:value-type="float" office:value="3.46504">
            <text:p>3.46504</text:p>
          </table:table-cell>
          <table:table-cell office:value-type="float" office:value="176.535">
            <text:p>176.5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8279">
            <text:p>15.8279</text:p>
          </table:table-cell>
          <table:table-cell office:value-type="float" office:value="3.28957">
            <text:p>3.28957</text:p>
          </table:table-cell>
          <table:table-cell office:value-type="float" office:value="176.71">
            <text:p>176.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9373">
            <text:p>15.9373</text:p>
          </table:table-cell>
          <table:table-cell office:value-type="float" office:value="3.11905">
            <text:p>3.11905</text:p>
          </table:table-cell>
          <table:table-cell office:value-type="float" office:value="176.881">
            <text:p>176.8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0415">
            <text:p>16.0415</text:p>
          </table:table-cell>
          <table:table-cell office:value-type="float" office:value="2.95686">
            <text:p>2.95686</text:p>
          </table:table-cell>
          <table:table-cell office:value-type="float" office:value="177.043">
            <text:p>177.0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1475">
            <text:p>16.1475</text:p>
          </table:table-cell>
          <table:table-cell office:value-type="float" office:value="2.7912">
            <text:p>2.7912</text:p>
          </table:table-cell>
          <table:table-cell office:value-type="float" office:value="177.209">
            <text:p>177.2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249">
            <text:p>16.249</text:p>
          </table:table-cell>
          <table:table-cell office:value-type="float" office:value="2.63216">
            <text:p>2.63216</text:p>
          </table:table-cell>
          <table:table-cell office:value-type="float" office:value="177.368">
            <text:p>177.3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3523">
            <text:p>16.3523</text:p>
          </table:table-cell>
          <table:table-cell office:value-type="float" office:value="2.47064">
            <text:p>2.47064</text:p>
          </table:table-cell>
          <table:table-cell office:value-type="float" office:value="177.529">
            <text:p>177.5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4565">
            <text:p>16.4565</text:p>
          </table:table-cell>
          <table:table-cell office:value-type="float" office:value="2.30685">
            <text:p>2.30685</text:p>
          </table:table-cell>
          <table:table-cell office:value-type="float" office:value="177.693">
            <text:p>177.6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5674">
            <text:p>16.5674</text:p>
          </table:table-cell>
          <table:table-cell office:value-type="float" office:value="2.13303">
            <text:p>2.13303</text:p>
          </table:table-cell>
          <table:table-cell office:value-type="float" office:value="177.867">
            <text:p>177.8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6753">
            <text:p>16.6753</text:p>
          </table:table-cell>
          <table:table-cell office:value-type="float" office:value="1.96332">
            <text:p>1.96332</text:p>
          </table:table-cell>
          <table:table-cell office:value-type="float" office:value="178.037">
            <text:p>178.0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7896">
            <text:p>16.7896</text:p>
          </table:table-cell>
          <table:table-cell office:value-type="float" office:value="1.78317">
            <text:p>1.78317</text:p>
          </table:table-cell>
          <table:table-cell office:value-type="float" office:value="178.217">
            <text:p>178.2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9019">
            <text:p>16.9019</text:p>
          </table:table-cell>
          <table:table-cell office:value-type="float" office:value="1.60608">
            <text:p>1.60608</text:p>
          </table:table-cell>
          <table:table-cell office:value-type="float" office:value="178.394">
            <text:p>178.3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0151">
            <text:p>17.0151</text:p>
          </table:table-cell>
          <table:table-cell office:value-type="float" office:value="1.42776">
            <text:p>1.42776</text:p>
          </table:table-cell>
          <table:table-cell office:value-type="float" office:value="178.572">
            <text:p>178.5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1233">
            <text:p>17.1233</text:p>
          </table:table-cell>
          <table:table-cell office:value-type="float" office:value="1.25705">
            <text:p>1.25705</text:p>
          </table:table-cell>
          <table:table-cell office:value-type="float" office:value="178.743">
            <text:p>178.7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238">
            <text:p>17.238</text:p>
          </table:table-cell>
          <table:table-cell office:value-type="float" office:value="1.0761">
            <text:p>1.0761</text:p>
          </table:table-cell>
          <table:table-cell office:value-type="float" office:value="178.924">
            <text:p>178.924</text:p>
          </table:table-cell>
          <table:table-cell office:value-type="float" office:value="0.742122">
            <text:p>0.74212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3445">
            <text:p>17.3445</text:p>
          </table:table-cell>
          <table:table-cell office:value-type="float" office:value="0.908264">
            <text:p>0.908264</text:p>
          </table:table-cell>
          <table:table-cell office:value-type="float" office:value="179.092">
            <text:p>179.092</text:p>
          </table:table-cell>
          <table:table-cell office:value-type="float" office:value="0.704359">
            <text:p>0.70435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4592">
            <text:p>17.4592</text:p>
          </table:table-cell>
          <table:table-cell office:value-type="float" office:value="0.727371">
            <text:p>0.727371</text:p>
          </table:table-cell>
          <table:table-cell office:value-type="float" office:value="179.273">
            <text:p>179.273</text:p>
          </table:table-cell>
          <table:table-cell office:value-type="float" office:value="0.663658">
            <text:p>0.6636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5735">
            <text:p>17.5735</text:p>
          </table:table-cell>
          <table:table-cell office:value-type="float" office:value="0.547791">
            <text:p>0.547791</text:p>
          </table:table-cell>
          <table:table-cell office:value-type="float" office:value="179.452">
            <text:p>179.452</text:p>
          </table:table-cell>
          <table:table-cell office:value-type="float" office:value="0.623253">
            <text:p>0.6232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7305">
            <text:p>17.7305</text:p>
          </table:table-cell>
          <table:table-cell office:value-type="float" office:value="0.302353">
            <text:p>0.302353</text:p>
          </table:table-cell>
          <table:table-cell office:value-type="float" office:value="179.698">
            <text:p>179.698</text:p>
          </table:table-cell>
          <table:table-cell office:value-type="float" office:value="0.568029">
            <text:p>0.5680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8447">
            <text:p>17.8447</text:p>
          </table:table-cell>
          <table:table-cell office:value-type="float" office:value="0.125946">
            <text:p>0.125946</text:p>
          </table:table-cell>
          <table:table-cell office:value-type="float" office:value="179.874">
            <text:p>179.874</text:p>
          </table:table-cell>
          <table:table-cell office:value-type="float" office:value="0.528338">
            <text:p>0.5283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9568">
            <text:p>17.9568</text:p>
          </table:table-cell>
          <table:table-cell office:value-type="float" office:value="-0.0436096">
            <text:p>-0.0436096</text:p>
          </table:table-cell>
          <table:table-cell office:value-type="float" office:value="180.044">
            <text:p>180.044</text:p>
          </table:table-cell>
          <table:table-cell office:value-type="float" office:value="0.490178">
            <text:p>0.4901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1133">
            <text:p>18.1133</text:p>
          </table:table-cell>
          <table:table-cell office:value-type="float" office:value="-0.272964">
            <text:p>-0.272964</text:p>
          </table:table-cell>
          <table:table-cell office:value-type="float" office:value="180.273">
            <text:p>180.273</text:p>
          </table:table-cell>
          <table:table-cell office:value-type="float" office:value="0.435087">
            <text:p>0.4350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2197">
            <text:p>18.2197</text:p>
          </table:table-cell>
          <table:table-cell office:value-type="float" office:value="-0.422104">
            <text:p>-0.422104</text:p>
          </table:table-cell>
          <table:table-cell office:value-type="float" office:value="180.422">
            <text:p>180.422</text:p>
          </table:table-cell>
          <table:table-cell office:value-type="float" office:value="0.396348">
            <text:p>0.3963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3232">
            <text:p>18.3232</text:p>
          </table:table-cell>
          <table:table-cell office:value-type="float" office:value="-0.560013">
            <text:p>-0.560013</text:p>
          </table:table-cell>
          <table:table-cell office:value-type="float" office:value="180.56">
            <text:p>180.56</text:p>
          </table:table-cell>
          <table:table-cell office:value-type="float" office:value="0.358197">
            <text:p>0.3581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426">
            <text:p>18.426</text:p>
          </table:table-cell>
          <table:table-cell office:value-type="float" office:value="-0.689102">
            <text:p>-0.689102</text:p>
          </table:table-cell>
          <table:table-cell office:value-type="float" office:value="180.689">
            <text:p>180.689</text:p>
          </table:table-cell>
          <table:table-cell office:value-type="float" office:value="0.320161">
            <text:p>0.3201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5271">
            <text:p>18.5271</text:p>
          </table:table-cell>
          <table:table-cell office:value-type="float" office:value="-0.807449">
            <text:p>-0.807449</text:p>
          </table:table-cell>
          <table:table-cell office:value-type="float" office:value="180.807">
            <text:p>180.807</text:p>
          </table:table-cell>
          <table:table-cell office:value-type="float" office:value="0.28294">
            <text:p>0.282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6362">
            <text:p>18.6362</text:p>
          </table:table-cell>
          <table:table-cell office:value-type="float" office:value="-0.924072">
            <text:p>-0.924072</text:p>
          </table:table-cell>
          <table:table-cell office:value-type="float" office:value="180.924">
            <text:p>180.92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7488">
            <text:p>18.7488</text:p>
          </table:table-cell>
          <table:table-cell office:value-type="float" office:value="-1.0313">
            <text:p>-1.0313</text:p>
          </table:table-cell>
          <table:table-cell office:value-type="float" office:value="181.031">
            <text:p>181.03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853">
            <text:p>18.853</text:p>
          </table:table-cell>
          <table:table-cell office:value-type="float" office:value="-1.11806">
            <text:p>-1.11806</text:p>
          </table:table-cell>
          <table:table-cell office:value-type="float" office:value="181.118">
            <text:p>181.11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9556">
            <text:p>18.9556</text:p>
          </table:table-cell>
          <table:table-cell office:value-type="float" office:value="-1.19128">
            <text:p>-1.19128</text:p>
          </table:table-cell>
          <table:table-cell office:value-type="float" office:value="181.191">
            <text:p>181.19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0596">
            <text:p>19.0596</text:p>
          </table:table-cell>
          <table:table-cell office:value-type="float" office:value="-1.25296">
            <text:p>-1.25296</text:p>
          </table:table-cell>
          <table:table-cell office:value-type="float" office:value="181.253">
            <text:p>181.25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1682">
            <text:p>19.1682</text:p>
          </table:table-cell>
          <table:table-cell office:value-type="float" office:value="-1.30368">
            <text:p>-1.30368</text:p>
          </table:table-cell>
          <table:table-cell office:value-type="float" office:value="181.304">
            <text:p>181.30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2817">
            <text:p>19.2817</text:p>
          </table:table-cell>
          <table:table-cell office:value-type="float" office:value="-1.3423">
            <text:p>-1.3423</text:p>
          </table:table-cell>
          <table:table-cell office:value-type="float" office:value="181.342">
            <text:p>181.34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3945">
            <text:p>19.3945</text:p>
          </table:table-cell>
          <table:table-cell office:value-type="float" office:value="-1.36649">
            <text:p>-1.36649</text:p>
          </table:table-cell>
          <table:table-cell office:value-type="float" office:value="181.366">
            <text:p>181.36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5066">
            <text:p>19.5066</text:p>
          </table:table-cell>
          <table:table-cell office:value-type="float" office:value="-1.37689">
            <text:p>-1.37689</text:p>
          </table:table-cell>
          <table:table-cell office:value-type="float" office:value="181.377">
            <text:p>181.37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6167">
            <text:p>19.6167</text:p>
          </table:table-cell>
          <table:table-cell office:value-type="float" office:value="-1.37473">
            <text:p>-1.37473</text:p>
          </table:table-cell>
          <table:table-cell office:value-type="float" office:value="181.375">
            <text:p>181.3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7224">
            <text:p>19.7224</text:p>
          </table:table-cell>
          <table:table-cell office:value-type="float" office:value="-1.36188">
            <text:p>-1.36188</text:p>
          </table:table-cell>
          <table:table-cell office:value-type="float" office:value="181.362">
            <text:p>181.36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8289">
            <text:p>19.8289</text:p>
          </table:table-cell>
          <table:table-cell office:value-type="float" office:value="-1.3392">
            <text:p>-1.3392</text:p>
          </table:table-cell>
          <table:table-cell office:value-type="float" office:value="181.339">
            <text:p>181.33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9426">
            <text:p>19.9426</text:p>
          </table:table-cell>
          <table:table-cell office:value-type="float" office:value="-1.30463">
            <text:p>-1.30463</text:p>
          </table:table-cell>
          <table:table-cell office:value-type="float" office:value="181.305">
            <text:p>181.30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0447">
            <text:p>20.0447</text:p>
          </table:table-cell>
          <table:table-cell office:value-type="float" office:value="-1.26535">
            <text:p>-1.26535</text:p>
          </table:table-cell>
          <table:table-cell office:value-type="float" office:value="181.265">
            <text:p>181.26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1504">
            <text:p>20.1504</text:p>
          </table:table-cell>
          <table:table-cell office:value-type="float" office:value="-1.21727">
            <text:p>-1.21727</text:p>
          </table:table-cell>
          <table:table-cell office:value-type="float" office:value="181.217">
            <text:p>181.21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2627">
            <text:p>20.2627</text:p>
          </table:table-cell>
          <table:table-cell office:value-type="float" office:value="-1.15834">
            <text:p>-1.15834</text:p>
          </table:table-cell>
          <table:table-cell office:value-type="float" office:value="181.158">
            <text:p>181.15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3718">
            <text:p>20.3718</text:p>
          </table:table-cell>
          <table:table-cell office:value-type="float" office:value="-1.09453">
            <text:p>-1.09453</text:p>
          </table:table-cell>
          <table:table-cell office:value-type="float" office:value="181.095">
            <text:p>181.09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4741">
            <text:p>20.4741</text:p>
          </table:table-cell>
          <table:table-cell office:value-type="float" office:value="-1.02914">
            <text:p>-1.02914</text:p>
          </table:table-cell>
          <table:table-cell office:value-type="float" office:value="181.029">
            <text:p>181.02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5823">
            <text:p>20.5823</text:p>
          </table:table-cell>
          <table:table-cell office:value-type="float" office:value="-0.955017">
            <text:p>-0.955017</text:p>
          </table:table-cell>
          <table:table-cell office:value-type="float" office:value="180.955">
            <text:p>180.95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688">
            <text:p>20.688</text:p>
          </table:table-cell>
          <table:table-cell office:value-type="float" office:value="-0.878128">
            <text:p>-0.878128</text:p>
          </table:table-cell>
          <table:table-cell office:value-type="float" office:value="180.878">
            <text:p>180.87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8005">
            <text:p>20.8005</text:p>
          </table:table-cell>
          <table:table-cell office:value-type="float" office:value="-0.791824">
            <text:p>-0.791824</text:p>
          </table:table-cell>
          <table:table-cell office:value-type="float" office:value="180.792">
            <text:p>180.79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9141">
            <text:p>20.9141</text:p>
          </table:table-cell>
          <table:table-cell office:value-type="float" office:value="-0.700912">
            <text:p>-0.700912</text:p>
          </table:table-cell>
          <table:table-cell office:value-type="float" office:value="180.701">
            <text:p>180.70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0205">
            <text:p>21.0205</text:p>
          </table:table-cell>
          <table:table-cell office:value-type="float" office:value="-0.612701">
            <text:p>-0.612701</text:p>
          </table:table-cell>
          <table:table-cell office:value-type="float" office:value="180.613">
            <text:p>180.61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1282">
            <text:p>21.1282</text:p>
          </table:table-cell>
          <table:table-cell office:value-type="float" office:value="-0.520569">
            <text:p>-0.520569</text:p>
          </table:table-cell>
          <table:table-cell office:value-type="float" office:value="180.521">
            <text:p>180.52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2417">
            <text:p>21.2417</text:p>
          </table:table-cell>
          <table:table-cell office:value-type="float" office:value="-0.421021">
            <text:p>-0.421021</text:p>
          </table:table-cell>
          <table:table-cell office:value-type="float" office:value="180.421">
            <text:p>180.42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3438">
            <text:p>21.3438</text:p>
          </table:table-cell>
          <table:table-cell office:value-type="float" office:value="-0.329514">
            <text:p>-0.329514</text:p>
          </table:table-cell>
          <table:table-cell office:value-type="float" office:value="180.33">
            <text:p>180.3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446">
            <text:p>21.446</text:p>
          </table:table-cell>
          <table:table-cell office:value-type="float" office:value="-0.236526">
            <text:p>-0.236526</text:p>
          </table:table-cell>
          <table:table-cell office:value-type="float" office:value="180.237">
            <text:p>180.23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5479">
            <text:p>21.5479</text:p>
          </table:table-cell>
          <table:table-cell office:value-type="float" office:value="-0.142593">
            <text:p>-0.142593</text:p>
          </table:table-cell>
          <table:table-cell office:value-type="float" office:value="180.143">
            <text:p>180.14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6519">
            <text:p>21.6519</text:p>
          </table:table-cell>
          <table:table-cell office:value-type="float" office:value="-0.0458679">
            <text:p>-0.0458679</text:p>
          </table:table-cell>
          <table:table-cell office:value-type="float" office:value="180.046">
            <text:p>180.04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7537">
            <text:p>21.7537</text:p>
          </table:table-cell>
          <table:table-cell office:value-type="float" office:value="0.0498047">
            <text:p>0.0498047</text:p>
          </table:table-cell>
          <table:table-cell office:value-type="float" office:value="179.95">
            <text:p>179.95</text:p>
          </table:table-cell>
          <table:table-cell office:value-type="float" office:value="0.261389">
            <text:p>0.2613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8557">
            <text:p>21.8557</text:p>
          </table:table-cell>
          <table:table-cell office:value-type="float" office:value="0.146011">
            <text:p>0.146011</text:p>
          </table:table-cell>
          <table:table-cell office:value-type="float" office:value="179.854">
            <text:p>179.854</text:p>
          </table:table-cell>
          <table:table-cell office:value-type="float" office:value="0.284434">
            <text:p>0.2844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9575">
            <text:p>21.9575</text:p>
          </table:table-cell>
          <table:table-cell office:value-type="float" office:value="0.242706">
            <text:p>0.242706</text:p>
          </table:table-cell>
          <table:table-cell office:value-type="float" office:value="179.757">
            <text:p>179.757</text:p>
          </table:table-cell>
          <table:table-cell office:value-type="float" office:value="0.30896">
            <text:p>0.308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0654">
            <text:p>22.0654</text:p>
          </table:table-cell>
          <table:table-cell office:value-type="float" office:value="0.34552">
            <text:p>0.34552</text:p>
          </table:table-cell>
          <table:table-cell office:value-type="float" office:value="179.654">
            <text:p>179.654</text:p>
          </table:table-cell>
          <table:table-cell office:value-type="float" office:value="0.336536">
            <text:p>0.3365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1794">
            <text:p>22.1794</text:p>
          </table:table-cell>
          <table:table-cell office:value-type="float" office:value="0.4543">
            <text:p>0.4543</text:p>
          </table:table-cell>
          <table:table-cell office:value-type="float" office:value="179.546">
            <text:p>179.546</text:p>
          </table:table-cell>
          <table:table-cell office:value-type="float" office:value="0.367393">
            <text:p>0.3673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2927">
            <text:p>22.2927</text:p>
          </table:table-cell>
          <table:table-cell office:value-type="float" office:value="0.562469">
            <text:p>0.562469</text:p>
          </table:table-cell>
          <table:table-cell office:value-type="float" office:value="179.438">
            <text:p>179.438</text:p>
          </table:table-cell>
          <table:table-cell office:value-type="float" office:value="0.399792">
            <text:p>0.3997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4065">
            <text:p>22.4065</text:p>
          </table:table-cell>
          <table:table-cell office:value-type="float" office:value="0.671249">
            <text:p>0.671249</text:p>
          </table:table-cell>
          <table:table-cell office:value-type="float" office:value="179.329">
            <text:p>179.329</text:p>
          </table:table-cell>
          <table:table-cell office:value-type="float" office:value="0.434089">
            <text:p>0.4340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5083">
            <text:p>22.5083</text:p>
          </table:table-cell>
          <table:table-cell office:value-type="float" office:value="0.768005">
            <text:p>0.768005</text:p>
          </table:table-cell>
          <table:table-cell office:value-type="float" office:value="179.232">
            <text:p>179.232</text:p>
          </table:table-cell>
          <table:table-cell office:value-type="float" office:value="0.466113">
            <text:p>0.4661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6116">
            <text:p>22.6116</text:p>
          </table:table-cell>
          <table:table-cell office:value-type="float" office:value="0.866028">
            <text:p>0.866028</text:p>
          </table:table-cell>
          <table:table-cell office:value-type="float" office:value="179.134">
            <text:p>179.134</text:p>
          </table:table-cell>
          <table:table-cell office:value-type="float" office:value="0.499979">
            <text:p>0.4999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7258">
            <text:p>22.7258</text:p>
          </table:table-cell>
          <table:table-cell office:value-type="float" office:value="0.973465">
            <text:p>0.973465</text:p>
          </table:table-cell>
          <table:table-cell office:value-type="float" office:value="179.027">
            <text:p>179.027</text:p>
          </table:table-cell>
          <table:table-cell office:value-type="float" office:value="0.538862">
            <text:p>0.5388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8271">
            <text:p>22.8271</text:p>
          </table:table-cell>
          <table:table-cell office:value-type="float" office:value="1.06755">
            <text:p>1.06755</text:p>
          </table:table-cell>
          <table:table-cell office:value-type="float" office:value="178.932">
            <text:p>178.932</text:p>
          </table:table-cell>
          <table:table-cell office:value-type="float" office:value="0.574503">
            <text:p>0.5745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929">
            <text:p>22.929</text:p>
          </table:table-cell>
          <table:table-cell office:value-type="float" office:value="1.16045">
            <text:p>1.16045</text:p>
          </table:table-cell>
          <table:table-cell office:value-type="float" office:value="178.84">
            <text:p>178.84</text:p>
          </table:table-cell>
          <table:table-cell office:value-type="float" office:value="0.611279">
            <text:p>0.6112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0322">
            <text:p>23.0322</text:p>
          </table:table-cell>
          <table:table-cell office:value-type="float" office:value="1.25252">
            <text:p>1.25252</text:p>
          </table:table-cell>
          <table:table-cell office:value-type="float" office:value="178.747">
            <text:p>178.747</text:p>
          </table:table-cell>
          <table:table-cell office:value-type="float" office:value="0.649435">
            <text:p>0.6494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1389">
            <text:p>23.1389</text:p>
          </table:table-cell>
          <table:table-cell office:value-type="float" office:value="1.34453">
            <text:p>1.34453</text:p>
          </table:table-cell>
          <table:table-cell office:value-type="float" office:value="178.655">
            <text:p>178.655</text:p>
          </table:table-cell>
          <table:table-cell office:value-type="float" office:value="0.689531">
            <text:p>0.68953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2449">
            <text:p>23.2449</text:p>
          </table:table-cell>
          <table:table-cell office:value-type="float" office:value="1.4313">
            <text:p>1.4313</text:p>
          </table:table-cell>
          <table:table-cell office:value-type="float" office:value="178.569">
            <text:p>178.569</text:p>
          </table:table-cell>
          <table:table-cell office:value-type="float" office:value="0.729643">
            <text:p>0.7296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3467">
            <text:p>23.3467</text:p>
          </table:table-cell>
          <table:table-cell office:value-type="float" office:value="1.50941">
            <text:p>1.50941</text:p>
          </table:table-cell>
          <table:table-cell office:value-type="float" office:value="178.491">
            <text:p>178.4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4636">
            <text:p>23.4636</text:p>
          </table:table-cell>
          <table:table-cell office:value-type="float" office:value="1.59128">
            <text:p>1.59128</text:p>
          </table:table-cell>
          <table:table-cell office:value-type="float" office:value="178.409">
            <text:p>178.4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5645">
            <text:p>23.5645</text:p>
          </table:table-cell>
          <table:table-cell office:value-type="float" office:value="1.65376">
            <text:p>1.65376</text:p>
          </table:table-cell>
          <table:table-cell office:value-type="float" office:value="178.346">
            <text:p>178.3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6663">
            <text:p>23.6663</text:p>
          </table:table-cell>
          <table:table-cell office:value-type="float" office:value="1.70804">
            <text:p>1.70804</text:p>
          </table:table-cell>
          <table:table-cell office:value-type="float" office:value="178.292">
            <text:p>178.2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7673">
            <text:p>23.7673</text:p>
          </table:table-cell>
          <table:table-cell office:value-type="float" office:value="1.75227">
            <text:p>1.75227</text:p>
          </table:table-cell>
          <table:table-cell office:value-type="float" office:value="178.248">
            <text:p>178.2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8699">
            <text:p>23.8699</text:p>
          </table:table-cell>
          <table:table-cell office:value-type="float" office:value="1.78609">
            <text:p>1.78609</text:p>
          </table:table-cell>
          <table:table-cell office:value-type="float" office:value="178.214">
            <text:p>178.2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9717">
            <text:p>23.9717</text:p>
          </table:table-cell>
          <table:table-cell office:value-type="float" office:value="1.80821">
            <text:p>1.80821</text:p>
          </table:table-cell>
          <table:table-cell office:value-type="float" office:value="178.192">
            <text:p>178.1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0737">
            <text:p>24.0737</text:p>
          </table:table-cell>
          <table:table-cell office:value-type="float" office:value="1.81828">
            <text:p>1.81828</text:p>
          </table:table-cell>
          <table:table-cell office:value-type="float" office:value="178.182">
            <text:p>178.1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2317">
            <text:p>24.2317</text:p>
          </table:table-cell>
          <table:table-cell office:value-type="float" office:value="1.80927">
            <text:p>1.80927</text:p>
          </table:table-cell>
          <table:table-cell office:value-type="float" office:value="178.191">
            <text:p>178.1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3342">
            <text:p>24.3342</text:p>
          </table:table-cell>
          <table:table-cell office:value-type="float" office:value="1.78751">
            <text:p>1.78751</text:p>
          </table:table-cell>
          <table:table-cell office:value-type="float" office:value="178.212">
            <text:p>178.2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436">
            <text:p>24.436</text:p>
          </table:table-cell>
          <table:table-cell office:value-type="float" office:value="1.75327">
            <text:p>1.75327</text:p>
          </table:table-cell>
          <table:table-cell office:value-type="float" office:value="178.247">
            <text:p>178.2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5376">
            <text:p>24.5376</text:p>
          </table:table-cell>
          <table:table-cell office:value-type="float" office:value="1.70717">
            <text:p>1.70717</text:p>
          </table:table-cell>
          <table:table-cell office:value-type="float" office:value="178.293">
            <text:p>178.2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6462">
            <text:p>24.6462</text:p>
          </table:table-cell>
          <table:table-cell office:value-type="float" office:value="1.64496">
            <text:p>1.64496</text:p>
          </table:table-cell>
          <table:table-cell office:value-type="float" office:value="178.355">
            <text:p>178.3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7493">
            <text:p>24.7493</text:p>
          </table:table-cell>
          <table:table-cell office:value-type="float" office:value="1.57426">
            <text:p>1.57426</text:p>
          </table:table-cell>
          <table:table-cell office:value-type="float" office:value="178.426">
            <text:p>178.4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8503">
            <text:p>24.8503</text:p>
          </table:table-cell>
          <table:table-cell office:value-type="float" office:value="1.49442">
            <text:p>1.49442</text:p>
          </table:table-cell>
          <table:table-cell office:value-type="float" office:value="178.506">
            <text:p>178.5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9543">
            <text:p>24.9543</text:p>
          </table:table-cell>
          <table:table-cell office:value-type="float" office:value="1.40199">
            <text:p>1.40199</text:p>
          </table:table-cell>
          <table:table-cell office:value-type="float" office:value="178.598">
            <text:p>178.5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0571">
            <text:p>25.0571</text:p>
          </table:table-cell>
          <table:table-cell office:value-type="float" office:value="1.30113">
            <text:p>1.30113</text:p>
          </table:table-cell>
          <table:table-cell office:value-type="float" office:value="178.699">
            <text:p>178.6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1577">
            <text:p>25.1577</text:p>
          </table:table-cell>
          <table:table-cell office:value-type="float" office:value="1.19437">
            <text:p>1.19437</text:p>
          </table:table-cell>
          <table:table-cell office:value-type="float" office:value="178.806">
            <text:p>178.8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271">
            <text:p>25.271</text:p>
          </table:table-cell>
          <table:table-cell office:value-type="float" office:value="1.06479">
            <text:p>1.06479</text:p>
          </table:table-cell>
          <table:table-cell office:value-type="float" office:value="178.935">
            <text:p>178.935</text:p>
          </table:table-cell>
          <table:table-cell office:value-type="float" office:value="0.739577">
            <text:p>0.7395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385">
            <text:p>25.385</text:p>
          </table:table-cell>
          <table:table-cell office:value-type="float" office:value="0.925491">
            <text:p>0.925491</text:p>
          </table:table-cell>
          <table:table-cell office:value-type="float" office:value="179.075">
            <text:p>179.075</text:p>
          </table:table-cell>
          <table:table-cell office:value-type="float" office:value="0.708236">
            <text:p>0.7082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4973">
            <text:p>25.4973</text:p>
          </table:table-cell>
          <table:table-cell office:value-type="float" office:value="0.78067">
            <text:p>0.78067</text:p>
          </table:table-cell>
          <table:table-cell office:value-type="float" office:value="179.219">
            <text:p>179.219</text:p>
          </table:table-cell>
          <table:table-cell office:value-type="float" office:value="0.675651">
            <text:p>0.67565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6045">
            <text:p>25.6045</text:p>
          </table:table-cell>
          <table:table-cell office:value-type="float" office:value="0.636581">
            <text:p>0.636581</text:p>
          </table:table-cell>
          <table:table-cell office:value-type="float" office:value="179.363">
            <text:p>179.363</text:p>
          </table:table-cell>
          <table:table-cell office:value-type="float" office:value="0.643231">
            <text:p>0.64323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7056">
            <text:p>25.7056</text:p>
          </table:table-cell>
          <table:table-cell office:value-type="float" office:value="0.49617">
            <text:p>0.49617</text:p>
          </table:table-cell>
          <table:table-cell office:value-type="float" office:value="179.504">
            <text:p>179.504</text:p>
          </table:table-cell>
          <table:table-cell office:value-type="float" office:value="0.611638">
            <text:p>0.6116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8179">
            <text:p>25.8179</text:p>
          </table:table-cell>
          <table:table-cell office:value-type="float" office:value="0.336395">
            <text:p>0.336395</text:p>
          </table:table-cell>
          <table:table-cell office:value-type="float" office:value="179.664">
            <text:p>179.664</text:p>
          </table:table-cell>
          <table:table-cell office:value-type="float" office:value="0.575689">
            <text:p>0.5756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9297">
            <text:p>25.9297</text:p>
          </table:table-cell>
          <table:table-cell office:value-type="float" office:value="0.175461">
            <text:p>0.175461</text:p>
          </table:table-cell>
          <table:table-cell office:value-type="float" office:value="179.825">
            <text:p>179.825</text:p>
          </table:table-cell>
          <table:table-cell office:value-type="float" office:value="0.539479">
            <text:p>0.5394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0386">
            <text:p>26.0386</text:p>
          </table:table-cell>
          <table:table-cell office:value-type="float" office:value="0.0176392">
            <text:p>0.0176392</text:p>
          </table:table-cell>
          <table:table-cell office:value-type="float" office:value="179.982">
            <text:p>179.982</text:p>
          </table:table-cell>
          <table:table-cell office:value-type="float" office:value="0.503969">
            <text:p>0.5039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146">
            <text:p>26.146</text:p>
          </table:table-cell>
          <table:table-cell office:value-type="float" office:value="-0.136887">
            <text:p>-0.136887</text:p>
          </table:table-cell>
          <table:table-cell office:value-type="float" office:value="180.137">
            <text:p>180.137</text:p>
          </table:table-cell>
          <table:table-cell office:value-type="float" office:value="0.468302">
            <text:p>0.4683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2573">
            <text:p>26.2573</text:p>
          </table:table-cell>
          <table:table-cell office:value-type="float" office:value="-0.294174">
            <text:p>-0.294174</text:p>
          </table:table-cell>
          <table:table-cell office:value-type="float" office:value="180.294">
            <text:p>180.294</text:p>
          </table:table-cell>
          <table:table-cell office:value-type="float" office:value="0.42955">
            <text:p>0.429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3694">
            <text:p>26.3694</text:p>
          </table:table-cell>
          <table:table-cell office:value-type="float" office:value="-0.447479">
            <text:p>-0.447479</text:p>
          </table:table-cell>
          <table:table-cell office:value-type="float" office:value="180.447">
            <text:p>180.447</text:p>
          </table:table-cell>
          <table:table-cell office:value-type="float" office:value="0.389235">
            <text:p>0.3892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4756">
            <text:p>26.4756</text:p>
          </table:table-cell>
          <table:table-cell office:value-type="float" office:value="-0.586609">
            <text:p>-0.586609</text:p>
          </table:table-cell>
          <table:table-cell office:value-type="float" office:value="180.587">
            <text:p>180.587</text:p>
          </table:table-cell>
          <table:table-cell office:value-type="float" office:value="0.350239">
            <text:p>0.3502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6201">
            <text:p>26.6201</text:p>
          </table:table-cell>
          <table:table-cell office:value-type="float" office:value="-0.764313">
            <text:p>-0.764313</text:p>
          </table:table-cell>
          <table:table-cell office:value-type="float" office:value="180.764">
            <text:p>180.764</text:p>
          </table:table-cell>
          <table:table-cell office:value-type="float" office:value="0.296579">
            <text:p>0.2965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7686">
            <text:p>26.7686</text:p>
          </table:table-cell>
          <table:table-cell office:value-type="float" office:value="-0.92836">
            <text:p>-0.92836</text:p>
          </table:table-cell>
          <table:table-cell office:value-type="float" office:value="180.928">
            <text:p>180.92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8713">
            <text:p>26.8713</text:p>
          </table:table-cell>
          <table:table-cell office:value-type="float" office:value="-1.0282">
            <text:p>-1.0282</text:p>
          </table:table-cell>
          <table:table-cell office:value-type="float" office:value="181.028">
            <text:p>181.02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9746">
            <text:p>26.9746</text:p>
          </table:table-cell>
          <table:table-cell office:value-type="float" office:value="-1.11714">
            <text:p>-1.11714</text:p>
          </table:table-cell>
          <table:table-cell office:value-type="float" office:value="181.117">
            <text:p>181.11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0771">
            <text:p>27.0771</text:p>
          </table:table-cell>
          <table:table-cell office:value-type="float" office:value="-1.19357">
            <text:p>-1.19357</text:p>
          </table:table-cell>
          <table:table-cell office:value-type="float" office:value="181.194">
            <text:p>181.19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1802">
            <text:p>27.1802</text:p>
          </table:table-cell>
          <table:table-cell office:value-type="float" office:value="-1.25781">
            <text:p>-1.25781</text:p>
          </table:table-cell>
          <table:table-cell office:value-type="float" office:value="181.258">
            <text:p>181.25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2883">
            <text:p>27.2883</text:p>
          </table:table-cell>
          <table:table-cell office:value-type="float" office:value="-1.31157">
            <text:p>-1.31157</text:p>
          </table:table-cell>
          <table:table-cell office:value-type="float" office:value="181.312">
            <text:p>181.31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3906">
            <text:p>27.3906</text:p>
          </table:table-cell>
          <table:table-cell office:value-type="float" office:value="-1.34969">
            <text:p>-1.34969</text:p>
          </table:table-cell>
          <table:table-cell office:value-type="float" office:value="181.35">
            <text:p>181.3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4924">
            <text:p>27.4924</text:p>
          </table:table-cell>
          <table:table-cell office:value-type="float" office:value="-1.37535">
            <text:p>-1.37535</text:p>
          </table:table-cell>
          <table:table-cell office:value-type="float" office:value="181.375">
            <text:p>181.3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5945">
            <text:p>27.5945</text:p>
          </table:table-cell>
          <table:table-cell office:value-type="float" office:value="-1.38934">
            <text:p>-1.38934</text:p>
          </table:table-cell>
          <table:table-cell office:value-type="float" office:value="181.389">
            <text:p>181.38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7065">
            <text:p>27.7065</text:p>
          </table:table-cell>
          <table:table-cell office:value-type="float" office:value="-1.39148">
            <text:p>-1.39148</text:p>
          </table:table-cell>
          <table:table-cell office:value-type="float" office:value="181.391">
            <text:p>181.39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8093">
            <text:p>27.8093</text:p>
          </table:table-cell>
          <table:table-cell office:value-type="float" office:value="-1.38177">
            <text:p>-1.38177</text:p>
          </table:table-cell>
          <table:table-cell office:value-type="float" office:value="181.382">
            <text:p>181.38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9109">
            <text:p>27.9109</text:p>
          </table:table-cell>
          <table:table-cell office:value-type="float" office:value="-1.36176">
            <text:p>-1.36176</text:p>
          </table:table-cell>
          <table:table-cell office:value-type="float" office:value="181.362">
            <text:p>181.36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0134">
            <text:p>28.0134</text:p>
          </table:table-cell>
          <table:table-cell office:value-type="float" office:value="-1.33186">
            <text:p>-1.33186</text:p>
          </table:table-cell>
          <table:table-cell office:value-type="float" office:value="181.332">
            <text:p>181.33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1155">
            <text:p>28.1155</text:p>
          </table:table-cell>
          <table:table-cell office:value-type="float" office:value="-1.29282">
            <text:p>-1.29282</text:p>
          </table:table-cell>
          <table:table-cell office:value-type="float" office:value="181.293">
            <text:p>181.29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2229">
            <text:p>28.2229</text:p>
          </table:table-cell>
          <table:table-cell office:value-type="float" office:value="-1.24239">
            <text:p>-1.24239</text:p>
          </table:table-cell>
          <table:table-cell office:value-type="float" office:value="181.242">
            <text:p>181.24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3364">
            <text:p>28.3364</text:p>
          </table:table-cell>
          <table:table-cell office:value-type="float" office:value="-1.17952">
            <text:p>-1.17952</text:p>
          </table:table-cell>
          <table:table-cell office:value-type="float" office:value="181.18">
            <text:p>181.1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4485">
            <text:p>28.4485</text:p>
          </table:table-cell>
          <table:table-cell office:value-type="float" office:value="-1.10844">
            <text:p>-1.10844</text:p>
          </table:table-cell>
          <table:table-cell office:value-type="float" office:value="181.108">
            <text:p>181.10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5574">
            <text:p>28.5574</text:p>
          </table:table-cell>
          <table:table-cell office:value-type="float" office:value="-1.03175">
            <text:p>-1.03175</text:p>
          </table:table-cell>
          <table:table-cell office:value-type="float" office:value="181.032">
            <text:p>181.03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6619">
            <text:p>28.6619</text:p>
          </table:table-cell>
          <table:table-cell office:value-type="float" office:value="-0.951523">
            <text:p>-0.951523</text:p>
          </table:table-cell>
          <table:table-cell office:value-type="float" office:value="180.952">
            <text:p>180.95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7688">
            <text:p>28.7688</text:p>
          </table:table-cell>
          <table:table-cell office:value-type="float" office:value="-0.863113">
            <text:p>-0.863113</text:p>
          </table:table-cell>
          <table:table-cell office:value-type="float" office:value="180.863">
            <text:p>180.86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8706">
            <text:p>28.8706</text:p>
          </table:table-cell>
          <table:table-cell office:value-type="float" office:value="-0.773483">
            <text:p>-0.773483</text:p>
          </table:table-cell>
          <table:table-cell office:value-type="float" office:value="180.773">
            <text:p>180.77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9714">
            <text:p>28.9714</text:p>
          </table:table-cell>
          <table:table-cell office:value-type="float" office:value="-0.68013">
            <text:p>-0.68013</text:p>
          </table:table-cell>
          <table:table-cell office:value-type="float" office:value="180.68">
            <text:p>180.6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0723">
            <text:p>29.0723</text:p>
          </table:table-cell>
          <table:table-cell office:value-type="float" office:value="-0.58252">
            <text:p>-0.58252</text:p>
          </table:table-cell>
          <table:table-cell office:value-type="float" office:value="180.583">
            <text:p>180.58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1738">
            <text:p>29.1738</text:p>
          </table:table-cell>
          <table:table-cell office:value-type="float" office:value="-0.480484">
            <text:p>-0.480484</text:p>
          </table:table-cell>
          <table:table-cell office:value-type="float" office:value="180.48">
            <text:p>180.4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2795">
            <text:p>29.2795</text:p>
          </table:table-cell>
          <table:table-cell office:value-type="float" office:value="-0.370468">
            <text:p>-0.370468</text:p>
          </table:table-cell>
          <table:table-cell office:value-type="float" office:value="180.37">
            <text:p>180.3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3806">
            <text:p>29.3806</text:p>
          </table:table-cell>
          <table:table-cell office:value-type="float" office:value="-0.261856">
            <text:p>-0.261856</text:p>
          </table:table-cell>
          <table:table-cell office:value-type="float" office:value="180.262">
            <text:p>180.26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5312">
            <text:p>29.5312</text:p>
          </table:table-cell>
          <table:table-cell office:value-type="float" office:value="-0.0948029">
            <text:p>-0.0948029</text:p>
          </table:table-cell>
          <table:table-cell office:value-type="float" office:value="180.095">
            <text:p>180.09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6318">
            <text:p>29.6318</text:p>
          </table:table-cell>
          <table:table-cell office:value-type="float" office:value="0.0200348">
            <text:p>0.0200348</text:p>
          </table:table-cell>
          <table:table-cell office:value-type="float" office:value="179.98">
            <text:p>179.98</text:p>
          </table:table-cell>
          <table:table-cell office:value-type="float" office:value="0.254508">
            <text:p>0.2545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7385">
            <text:p>29.7385</text:p>
          </table:table-cell>
          <table:table-cell office:value-type="float" office:value="0.14415">
            <text:p>0.14415</text:p>
          </table:table-cell>
          <table:table-cell office:value-type="float" office:value="179.856">
            <text:p>179.856</text:p>
          </table:table-cell>
          <table:table-cell office:value-type="float" office:value="0.283657">
            <text:p>0.28365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8486">
            <text:p>29.8486</text:p>
          </table:table-cell>
          <table:table-cell office:value-type="float" office:value="0.27475">
            <text:p>0.27475</text:p>
          </table:table-cell>
          <table:table-cell office:value-type="float" office:value="179.725">
            <text:p>179.725</text:p>
          </table:table-cell>
          <table:table-cell office:value-type="float" office:value="0.316268">
            <text:p>0.3162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9626">
            <text:p>29.9626</text:p>
          </table:table-cell>
          <table:table-cell office:value-type="float" office:value="0.412308">
            <text:p>0.412308</text:p>
          </table:table-cell>
          <table:table-cell office:value-type="float" office:value="179.588">
            <text:p>179.588</text:p>
          </table:table-cell>
          <table:table-cell office:value-type="float" office:value="0.352697">
            <text:p>0.3526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0637">
            <text:p>30.0637</text:p>
          </table:table-cell>
          <table:table-cell office:value-type="float" office:value="0.536133">
            <text:p>0.536133</text:p>
          </table:table-cell>
          <table:table-cell office:value-type="float" office:value="179.464">
            <text:p>179.464</text:p>
          </table:table-cell>
          <table:table-cell office:value-type="float" office:value="0.387265">
            <text:p>0.3872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1663">
            <text:p>30.1663</text:p>
          </table:table-cell>
          <table:table-cell office:value-type="float" office:value="0.663055">
            <text:p>0.663055</text:p>
          </table:table-cell>
          <table:table-cell office:value-type="float" office:value="179.337">
            <text:p>179.337</text:p>
          </table:table-cell>
          <table:table-cell office:value-type="float" office:value="0.424427">
            <text:p>0.4244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2734">
            <text:p>30.2734</text:p>
          </table:table-cell>
          <table:table-cell office:value-type="float" office:value="0.797104">
            <text:p>0.797104</text:p>
          </table:table-cell>
          <table:table-cell office:value-type="float" office:value="179.203">
            <text:p>179.203</text:p>
          </table:table-cell>
          <table:table-cell office:value-type="float" office:value="0.465538">
            <text:p>0.4655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3752">
            <text:p>30.3752</text:p>
          </table:table-cell>
          <table:table-cell office:value-type="float" office:value="0.925751">
            <text:p>0.925751</text:p>
          </table:table-cell>
          <table:table-cell office:value-type="float" office:value="179.074">
            <text:p>179.074</text:p>
          </table:table-cell>
          <table:table-cell office:value-type="float" office:value="0.506759">
            <text:p>0.50675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4763">
            <text:p>30.4763</text:p>
          </table:table-cell>
          <table:table-cell office:value-type="float" office:value="1.05402">
            <text:p>1.05402</text:p>
          </table:table-cell>
          <table:table-cell office:value-type="float" office:value="178.946">
            <text:p>178.946</text:p>
          </table:table-cell>
          <table:table-cell office:value-type="float" office:value="0.549623">
            <text:p>0.5496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5771">
            <text:p>30.5771</text:p>
          </table:table-cell>
          <table:table-cell office:value-type="float" office:value="1.18245">
            <text:p>1.18245</text:p>
          </table:table-cell>
          <table:table-cell office:value-type="float" office:value="178.818">
            <text:p>178.818</text:p>
          </table:table-cell>
          <table:table-cell office:value-type="float" office:value="0.594302">
            <text:p>0.5943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6836">
            <text:p>30.6836</text:p>
          </table:table-cell>
          <table:table-cell office:value-type="float" office:value="1.31764">
            <text:p>1.31764</text:p>
          </table:table-cell>
          <table:table-cell office:value-type="float" office:value="178.682">
            <text:p>178.682</text:p>
          </table:table-cell>
          <table:table-cell office:value-type="float" office:value="0.643343">
            <text:p>0.6433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7947">
            <text:p>30.7947</text:p>
          </table:table-cell>
          <table:table-cell office:value-type="float" office:value="1.45726">
            <text:p>1.45726</text:p>
          </table:table-cell>
          <table:table-cell office:value-type="float" office:value="178.543">
            <text:p>178.543</text:p>
          </table:table-cell>
          <table:table-cell office:value-type="float" office:value="0.696329">
            <text:p>0.6963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9062">
            <text:p>30.9062</text:p>
          </table:table-cell>
          <table:table-cell office:value-type="float" office:value="1.59546">
            <text:p>1.59546</text:p>
          </table:table-cell>
          <table:table-cell office:value-type="float" office:value="178.405">
            <text:p>178.405</text:p>
          </table:table-cell>
          <table:table-cell office:value-type="float" office:value="0.751261">
            <text:p>0.7512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0159">
            <text:p>31.0159</text:p>
          </table:table-cell>
          <table:table-cell office:value-type="float" office:value="1.72742">
            <text:p>1.72742</text:p>
          </table:table-cell>
          <table:table-cell office:value-type="float" office:value="178.273">
            <text:p>178.2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1277">
            <text:p>31.1277</text:p>
          </table:table-cell>
          <table:table-cell office:value-type="float" office:value="1.85593">
            <text:p>1.85593</text:p>
          </table:table-cell>
          <table:table-cell office:value-type="float" office:value="178.144">
            <text:p>178.1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2344">
            <text:p>31.2344</text:p>
          </table:table-cell>
          <table:table-cell office:value-type="float" office:value="1.97154">
            <text:p>1.97154</text:p>
          </table:table-cell>
          <table:table-cell office:value-type="float" office:value="178.028">
            <text:p>178.0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3459">
            <text:p>31.3459</text:p>
          </table:table-cell>
          <table:table-cell office:value-type="float" office:value="2.08298">
            <text:p>2.08298</text:p>
          </table:table-cell>
          <table:table-cell office:value-type="float" office:value="177.917">
            <text:p>177.9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458">
            <text:p>31.458</text:p>
          </table:table-cell>
          <table:table-cell office:value-type="float" office:value="2.1837">
            <text:p>2.1837</text:p>
          </table:table-cell>
          <table:table-cell office:value-type="float" office:value="177.816">
            <text:p>177.81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5698">
            <text:p>31.5698</text:p>
          </table:table-cell>
          <table:table-cell office:value-type="float" office:value="2.27138">
            <text:p>2.27138</text:p>
          </table:table-cell>
          <table:table-cell office:value-type="float" office:value="177.729">
            <text:p>177.7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6912">
            <text:p>31.6912</text:p>
          </table:table-cell>
          <table:table-cell office:value-type="float" office:value="2.35132">
            <text:p>2.35132</text:p>
          </table:table-cell>
          <table:table-cell office:value-type="float" office:value="177.649">
            <text:p>177.6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8022">
            <text:p>31.8022</text:p>
          </table:table-cell>
          <table:table-cell office:value-type="float" office:value="2.40941">
            <text:p>2.40941</text:p>
          </table:table-cell>
          <table:table-cell office:value-type="float" office:value="177.591">
            <text:p>177.5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9126">
            <text:p>31.9126</text:p>
          </table:table-cell>
          <table:table-cell office:value-type="float" office:value="2.45242">
            <text:p>2.45242</text:p>
          </table:table-cell>
          <table:table-cell office:value-type="float" office:value="177.548">
            <text:p>177.5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0142">
            <text:p>32.0142</text:p>
          </table:table-cell>
          <table:table-cell office:value-type="float" office:value="2.4792">
            <text:p>2.4792</text:p>
          </table:table-cell>
          <table:table-cell office:value-type="float" office:value="177.521">
            <text:p>177.5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1167">
            <text:p>32.1167</text:p>
          </table:table-cell>
          <table:table-cell office:value-type="float" office:value="2.49362">
            <text:p>2.49362</text:p>
          </table:table-cell>
          <table:table-cell office:value-type="float" office:value="177.506">
            <text:p>177.5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2253">
            <text:p>32.2253</text:p>
          </table:table-cell>
          <table:table-cell office:value-type="float" office:value="2.49548">
            <text:p>2.49548</text:p>
          </table:table-cell>
          <table:table-cell office:value-type="float" office:value="177.505">
            <text:p>177.5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3357">
            <text:p>32.3357</text:p>
          </table:table-cell>
          <table:table-cell office:value-type="float" office:value="2.48344">
            <text:p>2.48344</text:p>
          </table:table-cell>
          <table:table-cell office:value-type="float" office:value="177.517">
            <text:p>177.5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4458">
            <text:p>32.4458</text:p>
          </table:table-cell>
          <table:table-cell office:value-type="float" office:value="2.45816">
            <text:p>2.45816</text:p>
          </table:table-cell>
          <table:table-cell office:value-type="float" office:value="177.542">
            <text:p>177.5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5579">
            <text:p>32.5579</text:p>
          </table:table-cell>
          <table:table-cell office:value-type="float" office:value="2.41954">
            <text:p>2.41954</text:p>
          </table:table-cell>
          <table:table-cell office:value-type="float" office:value="177.58">
            <text:p>177.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6619">
            <text:p>32.6619</text:p>
          </table:table-cell>
          <table:table-cell office:value-type="float" office:value="2.37286">
            <text:p>2.37286</text:p>
          </table:table-cell>
          <table:table-cell office:value-type="float" office:value="177.627">
            <text:p>177.6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77">
            <text:p>32.77</text:p>
          </table:table-cell>
          <table:table-cell office:value-type="float" office:value="2.31404">
            <text:p>2.31404</text:p>
          </table:table-cell>
          <table:table-cell office:value-type="float" office:value="177.686">
            <text:p>177.6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8777">
            <text:p>32.8777</text:p>
          </table:table-cell>
          <table:table-cell office:value-type="float" office:value="2.24568">
            <text:p>2.24568</text:p>
          </table:table-cell>
          <table:table-cell office:value-type="float" office:value="177.754">
            <text:p>177.75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9792">
            <text:p>32.9792</text:p>
          </table:table-cell>
          <table:table-cell office:value-type="float" office:value="2.17325">
            <text:p>2.17325</text:p>
          </table:table-cell>
          <table:table-cell office:value-type="float" office:value="177.827">
            <text:p>177.8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0828">
            <text:p>33.0828</text:p>
          </table:table-cell>
          <table:table-cell office:value-type="float" office:value="2.09178">
            <text:p>2.09178</text:p>
          </table:table-cell>
          <table:table-cell office:value-type="float" office:value="177.908">
            <text:p>177.9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1853">
            <text:p>33.1853</text:p>
          </table:table-cell>
          <table:table-cell office:value-type="float" office:value="2.00446">
            <text:p>2.00446</text:p>
          </table:table-cell>
          <table:table-cell office:value-type="float" office:value="177.996">
            <text:p>177.9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2969">
            <text:p>33.2969</text:p>
          </table:table-cell>
          <table:table-cell office:value-type="float" office:value="1.903">
            <text:p>1.903</text:p>
          </table:table-cell>
          <table:table-cell office:value-type="float" office:value="178.097">
            <text:p>178.0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4092">
            <text:p>33.4092</text:p>
          </table:table-cell>
          <table:table-cell office:value-type="float" office:value="1.79449">
            <text:p>1.79449</text:p>
          </table:table-cell>
          <table:table-cell office:value-type="float" office:value="178.206">
            <text:p>178.2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5261">
            <text:p>33.5261</text:p>
          </table:table-cell>
          <table:table-cell office:value-type="float" office:value="1.67554">
            <text:p>1.67554</text:p>
          </table:table-cell>
          <table:table-cell office:value-type="float" office:value="178.324">
            <text:p>178.3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6353">
            <text:p>33.6353</text:p>
          </table:table-cell>
          <table:table-cell office:value-type="float" office:value="1.56004">
            <text:p>1.56004</text:p>
          </table:table-cell>
          <table:table-cell office:value-type="float" office:value="178.44">
            <text:p>178.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7446">
            <text:p>33.7446</text:p>
          </table:table-cell>
          <table:table-cell office:value-type="float" office:value="1.4406">
            <text:p>1.4406</text:p>
          </table:table-cell>
          <table:table-cell office:value-type="float" office:value="178.559">
            <text:p>178.5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8567">
            <text:p>33.8567</text:p>
          </table:table-cell>
          <table:table-cell office:value-type="float" office:value="1.31459">
            <text:p>1.31459</text:p>
          </table:table-cell>
          <table:table-cell office:value-type="float" office:value="178.685">
            <text:p>178.6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9673">
            <text:p>33.9673</text:p>
          </table:table-cell>
          <table:table-cell office:value-type="float" office:value="1.18759">
            <text:p>1.18759</text:p>
          </table:table-cell>
          <table:table-cell office:value-type="float" office:value="178.812">
            <text:p>178.81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0798">
            <text:p>34.0798</text:p>
          </table:table-cell>
          <table:table-cell office:value-type="float" office:value="1.0562">
            <text:p>1.0562</text:p>
          </table:table-cell>
          <table:table-cell office:value-type="float" office:value="178.944">
            <text:p>178.944</text:p>
          </table:table-cell>
          <table:table-cell office:value-type="float" office:value="0.737645">
            <text:p>0.7376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187">
            <text:p>34.187</text:p>
          </table:table-cell>
          <table:table-cell office:value-type="float" office:value="0.929306">
            <text:p>0.929306</text:p>
          </table:table-cell>
          <table:table-cell office:value-type="float" office:value="179.071">
            <text:p>179.071</text:p>
          </table:table-cell>
          <table:table-cell office:value-type="float" office:value="0.709094">
            <text:p>0.7090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2993">
            <text:p>34.2993</text:p>
          </table:table-cell>
          <table:table-cell office:value-type="float" office:value="0.794785">
            <text:p>0.794785</text:p>
          </table:table-cell>
          <table:table-cell office:value-type="float" office:value="179.205">
            <text:p>179.205</text:p>
          </table:table-cell>
          <table:table-cell office:value-type="float" office:value="0.678827">
            <text:p>0.6788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4099">
            <text:p>34.4099</text:p>
          </table:table-cell>
          <table:table-cell office:value-type="float" office:value="0.661896">
            <text:p>0.661896</text:p>
          </table:table-cell>
          <table:table-cell office:value-type="float" office:value="179.338">
            <text:p>179.338</text:p>
          </table:table-cell>
          <table:table-cell office:value-type="float" office:value="0.648927">
            <text:p>0.6489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5115">
            <text:p>34.5115</text:p>
          </table:table-cell>
          <table:table-cell office:value-type="float" office:value="0.540039">
            <text:p>0.540039</text:p>
          </table:table-cell>
          <table:table-cell office:value-type="float" office:value="179.46">
            <text:p>179.46</text:p>
          </table:table-cell>
          <table:table-cell office:value-type="float" office:value="0.621509">
            <text:p>0.6215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6133">
            <text:p>34.6133</text:p>
          </table:table-cell>
          <table:table-cell office:value-type="float" office:value="0.418655">
            <text:p>0.418655</text:p>
          </table:table-cell>
          <table:table-cell office:value-type="float" office:value="179.581">
            <text:p>179.581</text:p>
          </table:table-cell>
          <table:table-cell office:value-type="float" office:value="0.594197">
            <text:p>0.5941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7214">
            <text:p>34.7214</text:p>
          </table:table-cell>
          <table:table-cell office:value-type="float" office:value="0.291275">
            <text:p>0.291275</text:p>
          </table:table-cell>
          <table:table-cell office:value-type="float" office:value="179.709">
            <text:p>179.709</text:p>
          </table:table-cell>
          <table:table-cell office:value-type="float" office:value="0.565537">
            <text:p>0.5655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8315">
            <text:p>34.8315</text:p>
          </table:table-cell>
          <table:table-cell office:value-type="float" office:value="0.164719">
            <text:p>0.164719</text:p>
          </table:table-cell>
          <table:table-cell office:value-type="float" office:value="179.835">
            <text:p>179.835</text:p>
          </table:table-cell>
          <table:table-cell office:value-type="float" office:value="0.537062">
            <text:p>0.5370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9426">
            <text:p>34.9426</text:p>
          </table:table-cell>
          <table:table-cell office:value-type="float" office:value="0.0415344">
            <text:p>0.0415344</text:p>
          </table:table-cell>
          <table:table-cell office:value-type="float" office:value="179.958">
            <text:p>179.958</text:p>
          </table:table-cell>
          <table:table-cell office:value-type="float" office:value="0.509345">
            <text:p>0.5093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0547">
            <text:p>35.0547</text:p>
          </table:table-cell>
          <table:table-cell office:value-type="float" office:value="-0.0772247">
            <text:p>-0.0772247</text:p>
          </table:table-cell>
          <table:table-cell office:value-type="float" office:value="180.077">
            <text:p>180.077</text:p>
          </table:table-cell>
          <table:table-cell office:value-type="float" office:value="0.48225">
            <text:p>0.482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1604">
            <text:p>35.1604</text:p>
          </table:table-cell>
          <table:table-cell office:value-type="float" office:value="-0.182602">
            <text:p>-0.182602</text:p>
          </table:table-cell>
          <table:table-cell office:value-type="float" office:value="180.183">
            <text:p>180.183</text:p>
          </table:table-cell>
          <table:table-cell office:value-type="float" office:value="0.456613">
            <text:p>0.4566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2678">
            <text:p>35.2678</text:p>
          </table:table-cell>
          <table:table-cell office:value-type="float" office:value="-0.282104">
            <text:p>-0.282104</text:p>
          </table:table-cell>
          <table:table-cell office:value-type="float" office:value="180.282">
            <text:p>180.282</text:p>
          </table:table-cell>
          <table:table-cell office:value-type="float" office:value="0.430723">
            <text:p>0.4307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3809">
            <text:p>35.3809</text:p>
          </table:table-cell>
          <table:table-cell office:value-type="float" office:value="-0.377625">
            <text:p>-0.377625</text:p>
          </table:table-cell>
          <table:table-cell office:value-type="float" office:value="180.378">
            <text:p>180.378</text:p>
          </table:table-cell>
          <table:table-cell office:value-type="float" office:value="0.404002">
            <text:p>0.4040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4922">
            <text:p>35.4922</text:p>
          </table:table-cell>
          <table:table-cell office:value-type="float" office:value="-0.460968">
            <text:p>-0.460968</text:p>
          </table:table-cell>
          <table:table-cell office:value-type="float" office:value="180.461">
            <text:p>180.461</text:p>
          </table:table-cell>
          <table:table-cell office:value-type="float" office:value="0.378707">
            <text:p>0.37870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6055">
            <text:p>35.6055</text:p>
          </table:table-cell>
          <table:table-cell office:value-type="float" office:value="-0.533844">
            <text:p>-0.533844</text:p>
          </table:table-cell>
          <table:table-cell office:value-type="float" office:value="180.534">
            <text:p>180.534</text:p>
          </table:table-cell>
          <table:table-cell office:value-type="float" office:value="0.354412">
            <text:p>0.3544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71">
            <text:p>35.71</text:p>
          </table:table-cell>
          <table:table-cell office:value-type="float" office:value="-0.589966">
            <text:p>-0.589966</text:p>
          </table:table-cell>
          <table:table-cell office:value-type="float" office:value="180.59">
            <text:p>180.59</text:p>
          </table:table-cell>
          <table:table-cell office:value-type="float" office:value="0.333555">
            <text:p>0.3335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8215">
            <text:p>35.8215</text:p>
          </table:table-cell>
          <table:table-cell office:value-type="float" office:value="-0.637146">
            <text:p>-0.637146</text:p>
          </table:table-cell>
          <table:table-cell office:value-type="float" office:value="180.637">
            <text:p>180.637</text:p>
          </table:table-cell>
          <table:table-cell office:value-type="float" office:value="0.313346">
            <text:p>0.3133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926">
            <text:p>35.926</text:p>
          </table:table-cell>
          <table:table-cell office:value-type="float" office:value="-0.669067">
            <text:p>-0.669067</text:p>
          </table:table-cell>
          <table:table-cell office:value-type="float" office:value="180.669">
            <text:p>180.669</text:p>
          </table:table-cell>
          <table:table-cell office:value-type="float" office:value="0.296601">
            <text:p>0.2966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0283">
            <text:p>36.0283</text:p>
          </table:table-cell>
          <table:table-cell office:value-type="float" office:value="-0.688354">
            <text:p>-0.688354</text:p>
          </table:table-cell>
          <table:table-cell office:value-type="float" office:value="180.688">
            <text:p>180.688</text:p>
          </table:table-cell>
          <table:table-cell office:value-type="float" office:value="0.282533">
            <text:p>0.2825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1301">
            <text:p>36.1301</text:p>
          </table:table-cell>
          <table:table-cell office:value-type="float" office:value="-0.695648">
            <text:p>-0.695648</text:p>
          </table:table-cell>
          <table:table-cell office:value-type="float" office:value="180.696">
            <text:p>180.696</text:p>
          </table:table-cell>
          <table:table-cell office:value-type="float" office:value="0.271022">
            <text:p>0.27102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2393">
            <text:p>36.2393</text:p>
          </table:table-cell>
          <table:table-cell office:value-type="float" office:value="-0.690491">
            <text:p>-0.690491</text:p>
          </table:table-cell>
          <table:table-cell office:value-type="float" office:value="180.69">
            <text:p>180.69</text:p>
          </table:table-cell>
          <table:table-cell office:value-type="float" office:value="0.261584">
            <text:p>0.2615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3508">
            <text:p>36.3508</text:p>
          </table:table-cell>
          <table:table-cell office:value-type="float" office:value="-0.671326">
            <text:p>-0.671326</text:p>
          </table:table-cell>
          <table:table-cell office:value-type="float" office:value="180.671">
            <text:p>180.671</text:p>
          </table:table-cell>
          <table:table-cell office:value-type="float" office:value="0.25525">
            <text:p>0.255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4634">
            <text:p>36.4634</text:p>
          </table:table-cell>
          <table:table-cell office:value-type="float" office:value="-0.638474">
            <text:p>-0.638474</text:p>
          </table:table-cell>
          <table:table-cell office:value-type="float" office:value="180.638">
            <text:p>180.638</text:p>
          </table:table-cell>
          <table:table-cell office:value-type="float" office:value="0.252312">
            <text:p>0.2523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5635">
            <text:p>36.5635</text:p>
          </table:table-cell>
          <table:table-cell office:value-type="float" office:value="-0.597931">
            <text:p>-0.597931</text:p>
          </table:table-cell>
          <table:table-cell office:value-type="float" office:value="180.598">
            <text:p>180.598</text:p>
          </table:table-cell>
          <table:table-cell office:value-type="float" office:value="0.252765">
            <text:p>0.252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6665">
            <text:p>36.6665</text:p>
          </table:table-cell>
          <table:table-cell office:value-type="float" office:value="-0.545715">
            <text:p>-0.545715</text:p>
          </table:table-cell>
          <table:table-cell office:value-type="float" office:value="180.546">
            <text:p>180.546</text:p>
          </table:table-cell>
          <table:table-cell office:value-type="float" office:value="0.256259">
            <text:p>0.25625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7783">
            <text:p>36.7783</text:p>
          </table:table-cell>
          <table:table-cell office:value-type="float" office:value="-0.477646">
            <text:p>-0.477646</text:p>
          </table:table-cell>
          <table:table-cell office:value-type="float" office:value="180.478">
            <text:p>180.478</text:p>
          </table:table-cell>
          <table:table-cell office:value-type="float" office:value="0.263556">
            <text:p>0.2635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8889">
            <text:p>36.8889</text:p>
          </table:table-cell>
          <table:table-cell office:value-type="float" office:value="-0.399628">
            <text:p>-0.399628</text:p>
          </table:table-cell>
          <table:table-cell office:value-type="float" office:value="180.4">
            <text:p>180.4</text:p>
          </table:table-cell>
          <table:table-cell office:value-type="float" office:value="0.274311">
            <text:p>0.2743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002">
            <text:p>37.002</text:p>
          </table:table-cell>
          <table:table-cell office:value-type="float" office:value="-0.309387">
            <text:p>-0.309387</text:p>
          </table:table-cell>
          <table:table-cell office:value-type="float" office:value="180.309">
            <text:p>180.309</text:p>
          </table:table-cell>
          <table:table-cell office:value-type="float" office:value="0.288996">
            <text:p>0.2889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1047">
            <text:p>37.1047</text:p>
          </table:table-cell>
          <table:table-cell office:value-type="float" office:value="-0.219131">
            <text:p>-0.219131</text:p>
          </table:table-cell>
          <table:table-cell office:value-type="float" office:value="180.219">
            <text:p>180.219</text:p>
          </table:table-cell>
          <table:table-cell office:value-type="float" office:value="0.305495">
            <text:p>0.3054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2087">
            <text:p>37.2087</text:p>
          </table:table-cell>
          <table:table-cell office:value-type="float" office:value="-0.120041">
            <text:p>-0.120041</text:p>
          </table:table-cell>
          <table:table-cell office:value-type="float" office:value="180.12">
            <text:p>180.12</text:p>
          </table:table-cell>
          <table:table-cell office:value-type="float" office:value="0.325315">
            <text:p>0.3253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3159">
            <text:p>37.3159</text:p>
          </table:table-cell>
          <table:table-cell office:value-type="float" office:value="-0.0111389">
            <text:p>-0.0111389</text:p>
          </table:table-cell>
          <table:table-cell office:value-type="float" office:value="180.011">
            <text:p>180.011</text:p>
          </table:table-cell>
          <table:table-cell office:value-type="float" office:value="0.348827">
            <text:p>0.3488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4282">
            <text:p>37.4282</text:p>
          </table:table-cell>
          <table:table-cell office:value-type="float" office:value="0.110367">
            <text:p>0.110367</text:p>
          </table:table-cell>
          <table:table-cell office:value-type="float" office:value="179.89">
            <text:p>179.89</text:p>
          </table:table-cell>
          <table:table-cell office:value-type="float" office:value="0.37694">
            <text:p>0.376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5374">
            <text:p>37.5374</text:p>
          </table:table-cell>
          <table:table-cell office:value-type="float" office:value="0.234833">
            <text:p>0.234833</text:p>
          </table:table-cell>
          <table:table-cell office:value-type="float" office:value="179.765">
            <text:p>179.765</text:p>
          </table:table-cell>
          <table:table-cell office:value-type="float" office:value="0.407575">
            <text:p>0.4075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6382">
            <text:p>37.6382</text:p>
          </table:table-cell>
          <table:table-cell office:value-type="float" office:value="0.354675">
            <text:p>0.354675</text:p>
          </table:table-cell>
          <table:table-cell office:value-type="float" office:value="179.645">
            <text:p>179.645</text:p>
          </table:table-cell>
          <table:table-cell office:value-type="float" office:value="0.438694">
            <text:p>0.4386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741">
            <text:p>37.741</text:p>
          </table:table-cell>
          <table:table-cell office:value-type="float" office:value="0.481094">
            <text:p>0.481094</text:p>
          </table:table-cell>
          <table:table-cell office:value-type="float" office:value="179.519">
            <text:p>179.519</text:p>
          </table:table-cell>
          <table:table-cell office:value-type="float" office:value="0.473146">
            <text:p>0.4731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8474">
            <text:p>37.8474</text:p>
          </table:table-cell>
          <table:table-cell office:value-type="float" office:value="0.615601">
            <text:p>0.615601</text:p>
          </table:table-cell>
          <table:table-cell office:value-type="float" office:value="179.384">
            <text:p>179.384</text:p>
          </table:table-cell>
          <table:table-cell office:value-type="float" office:value="0.511576">
            <text:p>0.51157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9609">
            <text:p>37.9609</text:p>
          </table:table-cell>
          <table:table-cell office:value-type="float" office:value="0.762299">
            <text:p>0.762299</text:p>
          </table:table-cell>
          <table:table-cell office:value-type="float" office:value="179.238">
            <text:p>179.238</text:p>
          </table:table-cell>
          <table:table-cell office:value-type="float" office:value="0.555527">
            <text:p>0.5555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0715">
            <text:p>38.0715</text:p>
          </table:table-cell>
          <table:table-cell office:value-type="float" office:value="0.907791">
            <text:p>0.907791</text:p>
          </table:table-cell>
          <table:table-cell office:value-type="float" office:value="179.092">
            <text:p>179.092</text:p>
          </table:table-cell>
          <table:table-cell office:value-type="float" office:value="0.601187">
            <text:p>0.6011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1785">
            <text:p>38.1785</text:p>
          </table:table-cell>
          <table:table-cell office:value-type="float" office:value="1.0497">
            <text:p>1.0497</text:p>
          </table:table-cell>
          <table:table-cell office:value-type="float" office:value="178.95">
            <text:p>178.95</text:p>
          </table:table-cell>
          <table:table-cell office:value-type="float" office:value="0.647763">
            <text:p>0.6477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2917">
            <text:p>38.2917</text:p>
          </table:table-cell>
          <table:table-cell office:value-type="float" office:value="1.20003">
            <text:p>1.20003</text:p>
          </table:table-cell>
          <table:table-cell office:value-type="float" office:value="178.8">
            <text:p>178.8</text:p>
          </table:table-cell>
          <table:table-cell office:value-type="float" office:value="0.699423">
            <text:p>0.6994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3994">
            <text:p>38.3994</text:p>
          </table:table-cell>
          <table:table-cell office:value-type="float" office:value="1.34157">
            <text:p>1.34157</text:p>
          </table:table-cell>
          <table:table-cell office:value-type="float" office:value="178.658">
            <text:p>178.658</text:p>
          </table:table-cell>
          <table:table-cell office:value-type="float" office:value="0.750421">
            <text:p>0.7504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5161">
            <text:p>38.5161</text:p>
          </table:table-cell>
          <table:table-cell office:value-type="float" office:value="1.49234">
            <text:p>1.49234</text:p>
          </table:table-cell>
          <table:table-cell office:value-type="float" office:value="178.508">
            <text:p>178.5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6172">
            <text:p>38.6172</text:p>
          </table:table-cell>
          <table:table-cell office:value-type="float" office:value="1.61812">
            <text:p>1.61812</text:p>
          </table:table-cell>
          <table:table-cell office:value-type="float" office:value="178.382">
            <text:p>178.3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7268">
            <text:p>38.7268</text:p>
          </table:table-cell>
          <table:table-cell office:value-type="float" office:value="1.74779">
            <text:p>1.74779</text:p>
          </table:table-cell>
          <table:table-cell office:value-type="float" office:value="178.252">
            <text:p>178.2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8384">
            <text:p>38.8384</text:p>
          </table:table-cell>
          <table:table-cell office:value-type="float" office:value="1.87074">
            <text:p>1.87074</text:p>
          </table:table-cell>
          <table:table-cell office:value-type="float" office:value="178.129">
            <text:p>178.1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95">
            <text:p>38.95</text:p>
          </table:table-cell>
          <table:table-cell office:value-type="float" office:value="1.98238">
            <text:p>1.98238</text:p>
          </table:table-cell>
          <table:table-cell office:value-type="float" office:value="178.018">
            <text:p>178.0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0581">
            <text:p>39.0581</text:p>
          </table:table-cell>
          <table:table-cell office:value-type="float" office:value="2.07869">
            <text:p>2.07869</text:p>
          </table:table-cell>
          <table:table-cell office:value-type="float" office:value="177.921">
            <text:p>177.9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1614">
            <text:p>39.1614</text:p>
          </table:table-cell>
          <table:table-cell office:value-type="float" office:value="2.15828">
            <text:p>2.15828</text:p>
          </table:table-cell>
          <table:table-cell office:value-type="float" office:value="177.842">
            <text:p>177.8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2754">
            <text:p>39.2754</text:p>
          </table:table-cell>
          <table:table-cell office:value-type="float" office:value="2.23192">
            <text:p>2.23192</text:p>
          </table:table-cell>
          <table:table-cell office:value-type="float" office:value="177.768">
            <text:p>177.7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3877">
            <text:p>39.3877</text:p>
          </table:table-cell>
          <table:table-cell office:value-type="float" office:value="2.28891">
            <text:p>2.28891</text:p>
          </table:table-cell>
          <table:table-cell office:value-type="float" office:value="177.711">
            <text:p>177.7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5005">
            <text:p>39.5005</text:p>
          </table:table-cell>
          <table:table-cell office:value-type="float" office:value="2.33041">
            <text:p>2.33041</text:p>
          </table:table-cell>
          <table:table-cell office:value-type="float" office:value="177.67">
            <text:p>177.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6072">
            <text:p>39.6072</text:p>
          </table:table-cell>
          <table:table-cell office:value-type="float" office:value="2.35532">
            <text:p>2.35532</text:p>
          </table:table-cell>
          <table:table-cell office:value-type="float" office:value="177.645">
            <text:p>177.6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7166">
            <text:p>39.7166</text:p>
          </table:table-cell>
          <table:table-cell office:value-type="float" office:value="2.36644">
            <text:p>2.36644</text:p>
          </table:table-cell>
          <table:table-cell office:value-type="float" office:value="177.634">
            <text:p>177.6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8193">
            <text:p>39.8193</text:p>
          </table:table-cell>
          <table:table-cell office:value-type="float" office:value="2.36421">
            <text:p>2.36421</text:p>
          </table:table-cell>
          <table:table-cell office:value-type="float" office:value="177.636">
            <text:p>177.6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9221">
            <text:p>39.9221</text:p>
          </table:table-cell>
          <table:table-cell office:value-type="float" office:value="2.34995">
            <text:p>2.34995</text:p>
          </table:table-cell>
          <table:table-cell office:value-type="float" office:value="177.65">
            <text:p>177.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0239">
            <text:p>40.0239</text:p>
          </table:table-cell>
          <table:table-cell office:value-type="float" office:value="2.32449">
            <text:p>2.32449</text:p>
          </table:table-cell>
          <table:table-cell office:value-type="float" office:value="177.676">
            <text:p>177.6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1252">
            <text:p>40.1252</text:p>
          </table:table-cell>
          <table:table-cell office:value-type="float" office:value="2.28873">
            <text:p>2.28873</text:p>
          </table:table-cell>
          <table:table-cell office:value-type="float" office:value="177.711">
            <text:p>177.7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2266">
            <text:p>40.2266</text:p>
          </table:table-cell>
          <table:table-cell office:value-type="float" office:value="2.243">
            <text:p>2.243</text:p>
          </table:table-cell>
          <table:table-cell office:value-type="float" office:value="177.757">
            <text:p>177.7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3398">
            <text:p>40.3398</text:p>
          </table:table-cell>
          <table:table-cell office:value-type="float" office:value="2.18089">
            <text:p>2.18089</text:p>
          </table:table-cell>
          <table:table-cell office:value-type="float" office:value="177.819">
            <text:p>177.8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4512">
            <text:p>40.4512</text:p>
          </table:table-cell>
          <table:table-cell office:value-type="float" office:value="2.1095">
            <text:p>2.1095</text:p>
          </table:table-cell>
          <table:table-cell office:value-type="float" office:value="177.891">
            <text:p>177.8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5632">
            <text:p>40.5632</text:p>
          </table:table-cell>
          <table:table-cell office:value-type="float" office:value="2.02774">
            <text:p>2.02774</text:p>
          </table:table-cell>
          <table:table-cell office:value-type="float" office:value="177.972">
            <text:p>177.9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6704">
            <text:p>40.6704</text:p>
          </table:table-cell>
          <table:table-cell office:value-type="float" office:value="1.94174">
            <text:p>1.94174</text:p>
          </table:table-cell>
          <table:table-cell office:value-type="float" office:value="178.058">
            <text:p>178.0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7793">
            <text:p>40.7793</text:p>
          </table:table-cell>
          <table:table-cell office:value-type="float" office:value="1.84706">
            <text:p>1.84706</text:p>
          </table:table-cell>
          <table:table-cell office:value-type="float" office:value="178.153">
            <text:p>178.1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8921">
            <text:p>40.8921</text:p>
          </table:table-cell>
          <table:table-cell office:value-type="float" office:value="1.74161">
            <text:p>1.74161</text:p>
          </table:table-cell>
          <table:table-cell office:value-type="float" office:value="178.258">
            <text:p>178.2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0039">
            <text:p>41.0039</text:p>
          </table:table-cell>
          <table:table-cell office:value-type="float" office:value="1.63103">
            <text:p>1.63103</text:p>
          </table:table-cell>
          <table:table-cell office:value-type="float" office:value="178.369">
            <text:p>178.3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1165">
            <text:p>41.1165</text:p>
          </table:table-cell>
          <table:table-cell office:value-type="float" office:value="1.5141">
            <text:p>1.5141</text:p>
          </table:table-cell>
          <table:table-cell office:value-type="float" office:value="178.486">
            <text:p>178.4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2305">
            <text:p>41.2305</text:p>
          </table:table-cell>
          <table:table-cell office:value-type="float" office:value="1.39029">
            <text:p>1.39029</text:p>
          </table:table-cell>
          <table:table-cell office:value-type="float" office:value="178.61">
            <text:p>178.6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3425">
            <text:p>41.3425</text:p>
          </table:table-cell>
          <table:table-cell office:value-type="float" office:value="1.26462">
            <text:p>1.26462</text:p>
          </table:table-cell>
          <table:table-cell office:value-type="float" office:value="178.735">
            <text:p>178.7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4561">
            <text:p>41.4561</text:p>
          </table:table-cell>
          <table:table-cell office:value-type="float" office:value="1.13315">
            <text:p>1.13315</text:p>
          </table:table-cell>
          <table:table-cell office:value-type="float" office:value="178.867">
            <text:p>178.867</text:p>
          </table:table-cell>
          <table:table-cell office:value-type="float" office:value="0.754958">
            <text:p>0.7549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5579">
            <text:p>41.5579</text:p>
          </table:table-cell>
          <table:table-cell office:value-type="float" office:value="1.01234">
            <text:p>1.01234</text:p>
          </table:table-cell>
          <table:table-cell office:value-type="float" office:value="178.988">
            <text:p>178.988</text:p>
          </table:table-cell>
          <table:table-cell office:value-type="float" office:value="0.727777">
            <text:p>0.7277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6587">
            <text:p>41.6587</text:p>
          </table:table-cell>
          <table:table-cell office:value-type="float" office:value="0.890244">
            <text:p>0.890244</text:p>
          </table:table-cell>
          <table:table-cell office:value-type="float" office:value="179.11">
            <text:p>179.11</text:p>
          </table:table-cell>
          <table:table-cell office:value-type="float" office:value="0.700305">
            <text:p>0.7003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7671">
            <text:p>41.7671</text:p>
          </table:table-cell>
          <table:table-cell office:value-type="float" office:value="0.757416">
            <text:p>0.757416</text:p>
          </table:table-cell>
          <table:table-cell office:value-type="float" office:value="179.243">
            <text:p>179.243</text:p>
          </table:table-cell>
          <table:table-cell office:value-type="float" office:value="0.670419">
            <text:p>0.67041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8801">
            <text:p>41.8801</text:p>
          </table:table-cell>
          <table:table-cell office:value-type="float" office:value="0.617188">
            <text:p>0.617188</text:p>
          </table:table-cell>
          <table:table-cell office:value-type="float" office:value="179.383">
            <text:p>179.383</text:p>
          </table:table-cell>
          <table:table-cell office:value-type="float" office:value="0.638867">
            <text:p>0.63886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9917">
            <text:p>41.9917</text:p>
          </table:table-cell>
          <table:table-cell office:value-type="float" office:value="0.478058">
            <text:p>0.478058</text:p>
          </table:table-cell>
          <table:table-cell office:value-type="float" office:value="179.522">
            <text:p>179.522</text:p>
          </table:table-cell>
          <table:table-cell office:value-type="float" office:value="0.607563">
            <text:p>0.6075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0942">
            <text:p>42.0942</text:p>
          </table:table-cell>
          <table:table-cell office:value-type="float" office:value="0.350494">
            <text:p>0.350494</text:p>
          </table:table-cell>
          <table:table-cell office:value-type="float" office:value="179.65">
            <text:p>179.65</text:p>
          </table:table-cell>
          <table:table-cell office:value-type="float" office:value="0.578861">
            <text:p>0.5788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1987">
            <text:p>42.1987</text:p>
          </table:table-cell>
          <table:table-cell office:value-type="float" office:value="0.221558">
            <text:p>0.221558</text:p>
          </table:table-cell>
          <table:table-cell office:value-type="float" office:value="179.778">
            <text:p>179.778</text:p>
          </table:table-cell>
          <table:table-cell office:value-type="float" office:value="0.54985">
            <text:p>0.549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3091">
            <text:p>42.3091</text:p>
          </table:table-cell>
          <table:table-cell office:value-type="float" office:value="0.0875244">
            <text:p>0.0875244</text:p>
          </table:table-cell>
          <table:table-cell office:value-type="float" office:value="179.912">
            <text:p>179.912</text:p>
          </table:table-cell>
          <table:table-cell office:value-type="float" office:value="0.519693">
            <text:p>0.5196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4226">
            <text:p>42.4226</text:p>
          </table:table-cell>
          <table:table-cell office:value-type="float" office:value="-0.0463715">
            <text:p>-0.0463715</text:p>
          </table:table-cell>
          <table:table-cell office:value-type="float" office:value="180.046">
            <text:p>180.046</text:p>
          </table:table-cell>
          <table:table-cell office:value-type="float" office:value="0.489463">
            <text:p>0.4894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5327">
            <text:p>42.5327</text:p>
          </table:table-cell>
          <table:table-cell office:value-type="float" office:value="-0.170715">
            <text:p>-0.170715</text:p>
          </table:table-cell>
          <table:table-cell office:value-type="float" office:value="180.171">
            <text:p>180.171</text:p>
          </table:table-cell>
          <table:table-cell office:value-type="float" office:value="0.459806">
            <text:p>0.4598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6396">
            <text:p>42.6396</text:p>
          </table:table-cell>
          <table:table-cell office:value-type="float" office:value="-0.285873">
            <text:p>-0.285873</text:p>
          </table:table-cell>
          <table:table-cell office:value-type="float" office:value="180.286">
            <text:p>180.286</text:p>
          </table:table-cell>
          <table:table-cell office:value-type="float" office:value="0.430472">
            <text:p>0.4304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7534">
            <text:p>42.7534</text:p>
          </table:table-cell>
          <table:table-cell office:value-type="float" office:value="-0.399994">
            <text:p>-0.399994</text:p>
          </table:table-cell>
          <table:table-cell office:value-type="float" office:value="180.4">
            <text:p>180.4</text:p>
          </table:table-cell>
          <table:table-cell office:value-type="float" office:value="0.399325">
            <text:p>0.3993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8665">
            <text:p>42.8665</text:p>
          </table:table-cell>
          <table:table-cell office:value-type="float" office:value="-0.50386">
            <text:p>-0.50386</text:p>
          </table:table-cell>
          <table:table-cell office:value-type="float" office:value="180.504">
            <text:p>180.504</text:p>
          </table:table-cell>
          <table:table-cell office:value-type="float" office:value="0.368795">
            <text:p>0.3687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9768">
            <text:p>42.9768</text:p>
          </table:table-cell>
          <table:table-cell office:value-type="float" office:value="-0.595337">
            <text:p>-0.595337</text:p>
          </table:table-cell>
          <table:table-cell office:value-type="float" office:value="180.595">
            <text:p>180.595</text:p>
          </table:table-cell>
          <table:table-cell office:value-type="float" office:value="0.339714">
            <text:p>0.3397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0889">
            <text:p>43.0889</text:p>
          </table:table-cell>
          <table:table-cell office:value-type="float" office:value="-0.676666">
            <text:p>-0.676666</text:p>
          </table:table-cell>
          <table:table-cell office:value-type="float" office:value="180.677">
            <text:p>180.677</text:p>
          </table:table-cell>
          <table:table-cell office:value-type="float" office:value="0.311428">
            <text:p>0.3114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2031">
            <text:p>43.2031</text:p>
          </table:table-cell>
          <table:table-cell office:value-type="float" office:value="-0.746628">
            <text:p>-0.746628</text:p>
          </table:table-cell>
          <table:table-cell office:value-type="float" office:value="180.747">
            <text:p>180.747</text:p>
          </table:table-cell>
          <table:table-cell office:value-type="float" office:value="0.284292">
            <text:p>0.2842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3147">
            <text:p>43.3147</text:p>
          </table:table-cell>
          <table:table-cell office:value-type="float" office:value="-0.801804">
            <text:p>-0.801804</text:p>
          </table:table-cell>
          <table:table-cell office:value-type="float" office:value="180.802">
            <text:p>180.802</text:p>
          </table:table-cell>
          <table:table-cell office:value-type="float" office:value="0.259776">
            <text:p>0.25977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4277">
            <text:p>43.4277</text:p>
          </table:table-cell>
          <table:table-cell office:value-type="float" office:value="-0.844055">
            <text:p>-0.844055</text:p>
          </table:table-cell>
          <table:table-cell office:value-type="float" office:value="180.844">
            <text:p>180.84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5378">
            <text:p>43.5378</text:p>
          </table:table-cell>
          <table:table-cell office:value-type="float" office:value="-0.871384">
            <text:p>-0.871384</text:p>
          </table:table-cell>
          <table:table-cell office:value-type="float" office:value="180.871">
            <text:p>180.87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6548">
            <text:p>43.6548</text:p>
          </table:table-cell>
          <table:table-cell office:value-type="float" office:value="-0.885696">
            <text:p>-0.885696</text:p>
          </table:table-cell>
          <table:table-cell office:value-type="float" office:value="180.886">
            <text:p>180.88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7607">
            <text:p>43.7607</text:p>
          </table:table-cell>
          <table:table-cell office:value-type="float" office:value="-0.885773">
            <text:p>-0.885773</text:p>
          </table:table-cell>
          <table:table-cell office:value-type="float" office:value="180.886">
            <text:p>180.88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8625">
            <text:p>43.8625</text:p>
          </table:table-cell>
          <table:table-cell office:value-type="float" office:value="-0.874603">
            <text:p>-0.874603</text:p>
          </table:table-cell>
          <table:table-cell office:value-type="float" office:value="180.875">
            <text:p>180.8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9741">
            <text:p>43.9741</text:p>
          </table:table-cell>
          <table:table-cell office:value-type="float" office:value="-0.849884">
            <text:p>-0.849884</text:p>
          </table:table-cell>
          <table:table-cell office:value-type="float" office:value="180.85">
            <text:p>180.8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0842">
            <text:p>44.0842</text:p>
          </table:table-cell>
          <table:table-cell office:value-type="float" office:value="-0.81369">
            <text:p>-0.81369</text:p>
          </table:table-cell>
          <table:table-cell office:value-type="float" office:value="180.814">
            <text:p>180.81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1978">
            <text:p>44.1978</text:p>
          </table:table-cell>
          <table:table-cell office:value-type="float" office:value="-0.764709">
            <text:p>-0.764709</text:p>
          </table:table-cell>
          <table:table-cell office:value-type="float" office:value="180.765">
            <text:p>180.76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3096">
            <text:p>44.3096</text:p>
          </table:table-cell>
          <table:table-cell office:value-type="float" office:value="-0.70575">
            <text:p>-0.70575</text:p>
          </table:table-cell>
          <table:table-cell office:value-type="float" office:value="180.706">
            <text:p>180.70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4204">
            <text:p>44.4204</text:p>
          </table:table-cell>
          <table:table-cell office:value-type="float" office:value="-0.637421">
            <text:p>-0.637421</text:p>
          </table:table-cell>
          <table:table-cell office:value-type="float" office:value="180.637">
            <text:p>180.63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5317">
            <text:p>44.5317</text:p>
          </table:table-cell>
          <table:table-cell office:value-type="float" office:value="-0.55986">
            <text:p>-0.55986</text:p>
          </table:table-cell>
          <table:table-cell office:value-type="float" office:value="180.56">
            <text:p>180.5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6421">
            <text:p>44.6421</text:p>
          </table:table-cell>
          <table:table-cell office:value-type="float" office:value="-0.474777">
            <text:p>-0.474777</text:p>
          </table:table-cell>
          <table:table-cell office:value-type="float" office:value="180.475">
            <text:p>180.4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7507">
            <text:p>44.7507</text:p>
          </table:table-cell>
          <table:table-cell office:value-type="float" office:value="-0.383759">
            <text:p>-0.383759</text:p>
          </table:table-cell>
          <table:table-cell office:value-type="float" office:value="180.384">
            <text:p>180.38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863">
            <text:p>44.863</text:p>
          </table:table-cell>
          <table:table-cell office:value-type="float" office:value="-0.2827">
            <text:p>-0.2827</text:p>
          </table:table-cell>
          <table:table-cell office:value-type="float" office:value="180.283">
            <text:p>180.28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9731">
            <text:p>44.9731</text:p>
          </table:table-cell>
          <table:table-cell office:value-type="float" office:value="-0.177689">
            <text:p>-0.177689</text:p>
          </table:table-cell>
          <table:table-cell office:value-type="float" office:value="180.178">
            <text:p>180.17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0879">
            <text:p>45.0879</text:p>
          </table:table-cell>
          <table:table-cell office:value-type="float" office:value="-0.0626678">
            <text:p>-0.0626678</text:p>
          </table:table-cell>
          <table:table-cell office:value-type="float" office:value="180.063">
            <text:p>180.063</text:p>
          </table:table-cell>
          <table:table-cell office:value-type="float" office:value="0.264322">
            <text:p>0.26432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1912">
            <text:p>45.1912</text:p>
          </table:table-cell>
          <table:table-cell office:value-type="float" office:value="0.0454254">
            <text:p>0.0454254</text:p>
          </table:table-cell>
          <table:table-cell office:value-type="float" office:value="179.955">
            <text:p>179.955</text:p>
          </table:table-cell>
          <table:table-cell office:value-type="float" office:value="0.288515">
            <text:p>0.2885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3022">
            <text:p>45.3022</text:p>
          </table:table-cell>
          <table:table-cell office:value-type="float" office:value="0.165665">
            <text:p>0.165665</text:p>
          </table:table-cell>
          <table:table-cell office:value-type="float" office:value="179.834">
            <text:p>179.834</text:p>
          </table:table-cell>
          <table:table-cell office:value-type="float" office:value="0.317206">
            <text:p>0.3172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415">
            <text:p>45.415</text:p>
          </table:table-cell>
          <table:table-cell office:value-type="float" office:value="0.291763">
            <text:p>0.291763</text:p>
          </table:table-cell>
          <table:table-cell office:value-type="float" office:value="179.708">
            <text:p>179.708</text:p>
          </table:table-cell>
          <table:table-cell office:value-type="float" office:value="0.349186">
            <text:p>0.3491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5264">
            <text:p>45.5264</text:p>
          </table:table-cell>
          <table:table-cell office:value-type="float" office:value="0.419601">
            <text:p>0.419601</text:p>
          </table:table-cell>
          <table:table-cell office:value-type="float" office:value="179.58">
            <text:p>179.58</text:p>
          </table:table-cell>
          <table:table-cell office:value-type="float" office:value="0.383489">
            <text:p>0.3834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636">
            <text:p>45.636</text:p>
          </table:table-cell>
          <table:table-cell office:value-type="float" office:value="0.548187">
            <text:p>0.548187</text:p>
          </table:table-cell>
          <table:table-cell office:value-type="float" office:value="179.452">
            <text:p>179.452</text:p>
          </table:table-cell>
          <table:table-cell office:value-type="float" office:value="0.419843">
            <text:p>0.4198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7493">
            <text:p>45.7493</text:p>
          </table:table-cell>
          <table:table-cell office:value-type="float" office:value="0.683441">
            <text:p>0.683441</text:p>
          </table:table-cell>
          <table:table-cell office:value-type="float" office:value="179.317">
            <text:p>179.317</text:p>
          </table:table-cell>
          <table:table-cell office:value-type="float" office:value="0.460037">
            <text:p>0.4600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8621">
            <text:p>45.8621</text:p>
          </table:table-cell>
          <table:table-cell office:value-type="float" office:value="0.820465">
            <text:p>0.820465</text:p>
          </table:table-cell>
          <table:table-cell office:value-type="float" office:value="179.18">
            <text:p>179.18</text:p>
          </table:table-cell>
          <table:table-cell office:value-type="float" office:value="0.502735">
            <text:p>0.5027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9734">
            <text:p>45.9734</text:p>
          </table:table-cell>
          <table:table-cell office:value-type="float" office:value="0.956802">
            <text:p>0.956802</text:p>
          </table:table-cell>
          <table:table-cell office:value-type="float" office:value="179.043">
            <text:p>179.043</text:p>
          </table:table-cell>
          <table:table-cell office:value-type="float" office:value="0.547257">
            <text:p>0.54725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0857">
            <text:p>46.0857</text:p>
          </table:table-cell>
          <table:table-cell office:value-type="float" office:value="1.09514">
            <text:p>1.09514</text:p>
          </table:table-cell>
          <table:table-cell office:value-type="float" office:value="178.905">
            <text:p>178.905</text:p>
          </table:table-cell>
          <table:table-cell office:value-type="float" office:value="0.59451">
            <text:p>0.5945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1917">
            <text:p>46.1917</text:p>
          </table:table-cell>
          <table:table-cell office:value-type="float" office:value="1.22539">
            <text:p>1.22539</text:p>
          </table:table-cell>
          <table:table-cell office:value-type="float" office:value="178.775">
            <text:p>178.775</text:p>
          </table:table-cell>
          <table:table-cell office:value-type="float" office:value="0.641023">
            <text:p>0.6410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3025">
            <text:p>46.3025</text:p>
          </table:table-cell>
          <table:table-cell office:value-type="float" office:value="1.36023">
            <text:p>1.36023</text:p>
          </table:table-cell>
          <table:table-cell office:value-type="float" office:value="178.64">
            <text:p>178.64</text:p>
          </table:table-cell>
          <table:table-cell office:value-type="float" office:value="0.69142">
            <text:p>0.6914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415">
            <text:p>46.415</text:p>
          </table:table-cell>
          <table:table-cell office:value-type="float" office:value="1.49516">
            <text:p>1.49516</text:p>
          </table:table-cell>
          <table:table-cell office:value-type="float" office:value="178.505">
            <text:p>178.505</text:p>
          </table:table-cell>
          <table:table-cell office:value-type="float" office:value="0.744272">
            <text:p>0.7442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5261">
            <text:p>46.5261</text:p>
          </table:table-cell>
          <table:table-cell office:value-type="float" office:value="1.62407">
            <text:p>1.62407</text:p>
          </table:table-cell>
          <table:table-cell office:value-type="float" office:value="178.376">
            <text:p>178.3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6389">
            <text:p>46.6389</text:p>
          </table:table-cell>
          <table:table-cell office:value-type="float" office:value="1.74908">
            <text:p>1.74908</text:p>
          </table:table-cell>
          <table:table-cell office:value-type="float" office:value="178.251">
            <text:p>178.2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7415">
            <text:p>46.7415</text:p>
          </table:table-cell>
          <table:table-cell office:value-type="float" office:value="1.85545">
            <text:p>1.85545</text:p>
          </table:table-cell>
          <table:table-cell office:value-type="float" office:value="178.145">
            <text:p>178.1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8525">
            <text:p>46.8525</text:p>
          </table:table-cell>
          <table:table-cell office:value-type="float" office:value="1.96146">
            <text:p>1.96146</text:p>
          </table:table-cell>
          <table:table-cell office:value-type="float" office:value="178.039">
            <text:p>178.0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9644">
            <text:p>46.9644</text:p>
          </table:table-cell>
          <table:table-cell office:value-type="float" office:value="2.05632">
            <text:p>2.05632</text:p>
          </table:table-cell>
          <table:table-cell office:value-type="float" office:value="177.944">
            <text:p>177.9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0759">
            <text:p>47.0759</text:p>
          </table:table-cell>
          <table:table-cell office:value-type="float" office:value="2.138">
            <text:p>2.138</text:p>
          </table:table-cell>
          <table:table-cell office:value-type="float" office:value="177.862">
            <text:p>177.8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1794">
            <text:p>47.1794</text:p>
          </table:table-cell>
          <table:table-cell office:value-type="float" office:value="2.20128">
            <text:p>2.20128</text:p>
          </table:table-cell>
          <table:table-cell office:value-type="float" office:value="177.799">
            <text:p>177.7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2903">
            <text:p>47.2903</text:p>
          </table:table-cell>
          <table:table-cell office:value-type="float" office:value="2.25485">
            <text:p>2.25485</text:p>
          </table:table-cell>
          <table:table-cell office:value-type="float" office:value="177.745">
            <text:p>177.7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3916">
            <text:p>47.3916</text:p>
          </table:table-cell>
          <table:table-cell office:value-type="float" office:value="2.29047">
            <text:p>2.29047</text:p>
          </table:table-cell>
          <table:table-cell office:value-type="float" office:value="177.71">
            <text:p>177.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5007">
            <text:p>47.5007</text:p>
          </table:table-cell>
          <table:table-cell office:value-type="float" office:value="2.31442">
            <text:p>2.31442</text:p>
          </table:table-cell>
          <table:table-cell office:value-type="float" office:value="177.686">
            <text:p>177.6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6125">
            <text:p>47.6125</text:p>
          </table:table-cell>
          <table:table-cell office:value-type="float" office:value="2.32361">
            <text:p>2.32361</text:p>
          </table:table-cell>
          <table:table-cell office:value-type="float" office:value="177.676">
            <text:p>177.6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7188">
            <text:p>47.7188</text:p>
          </table:table-cell>
          <table:table-cell office:value-type="float" office:value="2.31819">
            <text:p>2.31819</text:p>
          </table:table-cell>
          <table:table-cell office:value-type="float" office:value="177.682">
            <text:p>177.6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825">
            <text:p>47.825</text:p>
          </table:table-cell>
          <table:table-cell office:value-type="float" office:value="2.29919">
            <text:p>2.29919</text:p>
          </table:table-cell>
          <table:table-cell office:value-type="float" office:value="177.701">
            <text:p>177.7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9272">
            <text:p>47.9272</text:p>
          </table:table-cell>
          <table:table-cell office:value-type="float" office:value="2.26869">
            <text:p>2.26869</text:p>
          </table:table-cell>
          <table:table-cell office:value-type="float" office:value="177.731">
            <text:p>177.7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0288">
            <text:p>48.0288</text:p>
          </table:table-cell>
          <table:table-cell office:value-type="float" office:value="2.2269">
            <text:p>2.2269</text:p>
          </table:table-cell>
          <table:table-cell office:value-type="float" office:value="177.773">
            <text:p>177.7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1299">
            <text:p>48.1299</text:p>
          </table:table-cell>
          <table:table-cell office:value-type="float" office:value="2.1749">
            <text:p>2.1749</text:p>
          </table:table-cell>
          <table:table-cell office:value-type="float" office:value="177.825">
            <text:p>177.8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2412">
            <text:p>48.2412</text:p>
          </table:table-cell>
          <table:table-cell office:value-type="float" office:value="2.10616">
            <text:p>2.10616</text:p>
          </table:table-cell>
          <table:table-cell office:value-type="float" office:value="177.894">
            <text:p>177.8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3477">
            <text:p>48.3477</text:p>
          </table:table-cell>
          <table:table-cell office:value-type="float" office:value="2.02985">
            <text:p>2.02985</text:p>
          </table:table-cell>
          <table:table-cell office:value-type="float" office:value="177.97">
            <text:p>177.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4548">
            <text:p>48.4548</text:p>
          </table:table-cell>
          <table:table-cell office:value-type="float" office:value="1.94327">
            <text:p>1.94327</text:p>
          </table:table-cell>
          <table:table-cell office:value-type="float" office:value="178.057">
            <text:p>178.0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5676">
            <text:p>48.5676</text:p>
          </table:table-cell>
          <table:table-cell office:value-type="float" office:value="1.84306">
            <text:p>1.84306</text:p>
          </table:table-cell>
          <table:table-cell office:value-type="float" office:value="178.157">
            <text:p>178.1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6816">
            <text:p>48.6816</text:p>
          </table:table-cell>
          <table:table-cell office:value-type="float" office:value="1.73277">
            <text:p>1.73277</text:p>
          </table:table-cell>
          <table:table-cell office:value-type="float" office:value="178.267">
            <text:p>178.2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791">
            <text:p>48.791</text:p>
          </table:table-cell>
          <table:table-cell office:value-type="float" office:value="1.61932">
            <text:p>1.61932</text:p>
          </table:table-cell>
          <table:table-cell office:value-type="float" office:value="178.381">
            <text:p>178.3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9031">
            <text:p>48.9031</text:p>
          </table:table-cell>
          <table:table-cell office:value-type="float" office:value="1.49631">
            <text:p>1.49631</text:p>
          </table:table-cell>
          <table:table-cell office:value-type="float" office:value="178.504">
            <text:p>178.5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0105">
            <text:p>49.0105</text:p>
          </table:table-cell>
          <table:table-cell office:value-type="float" office:value="1.37263">
            <text:p>1.37263</text:p>
          </table:table-cell>
          <table:table-cell office:value-type="float" office:value="178.627">
            <text:p>178.6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1228">
            <text:p>49.1228</text:p>
          </table:table-cell>
          <table:table-cell office:value-type="float" office:value="1.2379">
            <text:p>1.2379</text:p>
          </table:table-cell>
          <table:table-cell office:value-type="float" office:value="178.762">
            <text:p>178.7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2358">
            <text:p>49.2358</text:p>
          </table:table-cell>
          <table:table-cell office:value-type="float" office:value="1.09766">
            <text:p>1.09766</text:p>
          </table:table-cell>
          <table:table-cell office:value-type="float" office:value="178.902">
            <text:p>178.902</text:p>
          </table:table-cell>
          <table:table-cell office:value-type="float" office:value="0.746973">
            <text:p>0.7469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3374">
            <text:p>49.3374</text:p>
          </table:table-cell>
          <table:table-cell office:value-type="float" office:value="0.96788">
            <text:p>0.96788</text:p>
          </table:table-cell>
          <table:table-cell office:value-type="float" office:value="179.032">
            <text:p>179.032</text:p>
          </table:table-cell>
          <table:table-cell office:value-type="float" office:value="0.717773">
            <text:p>0.7177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4402">
            <text:p>49.4402</text:p>
          </table:table-cell>
          <table:table-cell office:value-type="float" office:value="0.834">
            <text:p>0.834</text:p>
          </table:table-cell>
          <table:table-cell office:value-type="float" office:value="179.166">
            <text:p>179.166</text:p>
          </table:table-cell>
          <table:table-cell office:value-type="float" office:value="0.68765">
            <text:p>0.68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5439">
            <text:p>49.5439</text:p>
          </table:table-cell>
          <table:table-cell office:value-type="float" office:value="0.696274">
            <text:p>0.696274</text:p>
          </table:table-cell>
          <table:table-cell office:value-type="float" office:value="179.304">
            <text:p>179.304</text:p>
          </table:table-cell>
          <table:table-cell office:value-type="float" office:value="0.656662">
            <text:p>0.6566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6462">
            <text:p>49.6462</text:p>
          </table:table-cell>
          <table:table-cell office:value-type="float" office:value="0.558823">
            <text:p>0.558823</text:p>
          </table:table-cell>
          <table:table-cell office:value-type="float" office:value="179.441">
            <text:p>179.441</text:p>
          </table:table-cell>
          <table:table-cell office:value-type="float" office:value="0.625735">
            <text:p>0.6257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751">
            <text:p>49.751</text:p>
          </table:table-cell>
          <table:table-cell office:value-type="float" office:value="0.417221">
            <text:p>0.417221</text:p>
          </table:table-cell>
          <table:table-cell office:value-type="float" office:value="179.583">
            <text:p>179.583</text:p>
          </table:table-cell>
          <table:table-cell office:value-type="float" office:value="0.593875">
            <text:p>0.5938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8513">
            <text:p>49.8513</text:p>
          </table:table-cell>
          <table:table-cell office:value-type="float" office:value="0.28186">
            <text:p>0.28186</text:p>
          </table:table-cell>
          <table:table-cell office:value-type="float" office:value="179.718">
            <text:p>179.718</text:p>
          </table:table-cell>
          <table:table-cell office:value-type="float" office:value="0.563419">
            <text:p>0.56341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958">
            <text:p>49.958</text:p>
          </table:table-cell>
          <table:table-cell office:value-type="float" office:value="0.138718">
            <text:p>0.138718</text:p>
          </table:table-cell>
          <table:table-cell office:value-type="float" office:value="179.861">
            <text:p>179.861</text:p>
          </table:table-cell>
          <table:table-cell office:value-type="float" office:value="0.531211">
            <text:p>0.5312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0635">
            <text:p>50.0635</text:p>
          </table:table-cell>
          <table:table-cell office:value-type="float" office:value="-0.000488281">
            <text:p>-0.000488281</text:p>
          </table:table-cell>
          <table:table-cell office:value-type="float" office:value="180">
            <text:p>180</text:p>
          </table:table-cell>
          <table:table-cell office:value-type="float" office:value="0.49989">
            <text:p>0.499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177">
            <text:p>50.177</text:p>
          </table:table-cell>
          <table:table-cell office:value-type="float" office:value="-0.146179">
            <text:p>-0.146179</text:p>
          </table:table-cell>
          <table:table-cell office:value-type="float" office:value="180.146">
            <text:p>180.146</text:p>
          </table:table-cell>
          <table:table-cell office:value-type="float" office:value="0.46594">
            <text:p>0.465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2839">
            <text:p>50.2839</text:p>
          </table:table-cell>
          <table:table-cell office:value-type="float" office:value="-0.278046">
            <text:p>-0.278046</text:p>
          </table:table-cell>
          <table:table-cell office:value-type="float" office:value="180.278">
            <text:p>180.278</text:p>
          </table:table-cell>
          <table:table-cell office:value-type="float" office:value="0.433091">
            <text:p>0.4330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3977">
            <text:p>50.3977</text:p>
          </table:table-cell>
          <table:table-cell office:value-type="float" office:value="-0.41124">
            <text:p>-0.41124</text:p>
          </table:table-cell>
          <table:table-cell office:value-type="float" office:value="180.411">
            <text:p>180.411</text:p>
          </table:table-cell>
          <table:table-cell office:value-type="float" office:value="0.397626">
            <text:p>0.3976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51">
            <text:p>50.51</text:p>
          </table:table-cell>
          <table:table-cell office:value-type="float" office:value="-0.534317">
            <text:p>-0.534317</text:p>
          </table:table-cell>
          <table:table-cell office:value-type="float" office:value="180.534">
            <text:p>180.534</text:p>
          </table:table-cell>
          <table:table-cell office:value-type="float" office:value="0.362492">
            <text:p>0.3624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6216">
            <text:p>50.6216</text:p>
          </table:table-cell>
          <table:table-cell office:value-type="float" office:value="-0.646423">
            <text:p>-0.646423</text:p>
          </table:table-cell>
          <table:table-cell office:value-type="float" office:value="180.646">
            <text:p>180.646</text:p>
          </table:table-cell>
          <table:table-cell office:value-type="float" office:value="0.32804">
            <text:p>0.3280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7314">
            <text:p>50.7314</text:p>
          </table:table-cell>
          <table:table-cell office:value-type="float" office:value="-0.745819">
            <text:p>-0.745819</text:p>
          </table:table-cell>
          <table:table-cell office:value-type="float" office:value="180.746">
            <text:p>180.746</text:p>
          </table:table-cell>
          <table:table-cell office:value-type="float" office:value="0.294962">
            <text:p>0.2949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8401">
            <text:p>50.8401</text:p>
          </table:table-cell>
          <table:table-cell office:value-type="float" office:value="-0.832138">
            <text:p>-0.832138</text:p>
          </table:table-cell>
          <table:table-cell office:value-type="float" office:value="180.832">
            <text:p>180.832</text:p>
          </table:table-cell>
          <table:table-cell office:value-type="float" office:value="0.263532">
            <text:p>0.2635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9412">
            <text:p>50.9412</text:p>
          </table:table-cell>
          <table:table-cell office:value-type="float" office:value="-0.901382">
            <text:p>-0.901382</text:p>
          </table:table-cell>
          <table:table-cell office:value-type="float" office:value="180.901">
            <text:p>180.90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0427">
            <text:p>51.0427</text:p>
          </table:table-cell>
          <table:table-cell office:value-type="float" office:value="-0.959244">
            <text:p>-0.959244</text:p>
          </table:table-cell>
          <table:table-cell office:value-type="float" office:value="180.959">
            <text:p>180.95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1433">
            <text:p>51.1433</text:p>
          </table:table-cell>
          <table:table-cell office:value-type="float" office:value="-1.00491">
            <text:p>-1.00491</text:p>
          </table:table-cell>
          <table:table-cell office:value-type="float" office:value="181.005">
            <text:p>181.00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2483">
            <text:p>51.2483</text:p>
          </table:table-cell>
          <table:table-cell office:value-type="float" office:value="-1.04005">
            <text:p>-1.04005</text:p>
          </table:table-cell>
          <table:table-cell office:value-type="float" office:value="181.04">
            <text:p>181.0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3562">
            <text:p>51.3562</text:p>
          </table:table-cell>
          <table:table-cell office:value-type="float" office:value="-1.06284">
            <text:p>-1.06284</text:p>
          </table:table-cell>
          <table:table-cell office:value-type="float" office:value="181.063">
            <text:p>181.06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5105">
            <text:p>51.5105</text:p>
          </table:table-cell>
          <table:table-cell office:value-type="float" office:value="-1.0723">
            <text:p>-1.0723</text:p>
          </table:table-cell>
          <table:table-cell office:value-type="float" office:value="181.072">
            <text:p>181.07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6223">
            <text:p>51.6223</text:p>
          </table:table-cell>
          <table:table-cell office:value-type="float" office:value="-1.06297">
            <text:p>-1.06297</text:p>
          </table:table-cell>
          <table:table-cell office:value-type="float" office:value="181.063">
            <text:p>181.06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7288">
            <text:p>51.7288</text:p>
          </table:table-cell>
          <table:table-cell office:value-type="float" office:value="-1.04192">
            <text:p>-1.04192</text:p>
          </table:table-cell>
          <table:table-cell office:value-type="float" office:value="181.042">
            <text:p>181.04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8425">
            <text:p>51.8425</text:p>
          </table:table-cell>
          <table:table-cell office:value-type="float" office:value="-1.00728">
            <text:p>-1.00728</text:p>
          </table:table-cell>
          <table:table-cell office:value-type="float" office:value="181.007">
            <text:p>181.00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9531">
            <text:p>51.9531</text:p>
          </table:table-cell>
          <table:table-cell office:value-type="float" office:value="-0.962219">
            <text:p>-0.962219</text:p>
          </table:table-cell>
          <table:table-cell office:value-type="float" office:value="180.962">
            <text:p>180.96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0657">
            <text:p>52.0657</text:p>
          </table:table-cell>
          <table:table-cell office:value-type="float" office:value="-0.905563">
            <text:p>-0.905563</text:p>
          </table:table-cell>
          <table:table-cell office:value-type="float" office:value="180.906">
            <text:p>180.90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178">
            <text:p>52.178</text:p>
          </table:table-cell>
          <table:table-cell office:value-type="float" office:value="-0.839035">
            <text:p>-0.839035</text:p>
          </table:table-cell>
          <table:table-cell office:value-type="float" office:value="180.839">
            <text:p>180.83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291">
            <text:p>52.291</text:p>
          </table:table-cell>
          <table:table-cell office:value-type="float" office:value="-0.762924">
            <text:p>-0.762924</text:p>
          </table:table-cell>
          <table:table-cell office:value-type="float" office:value="180.763">
            <text:p>180.76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4028">
            <text:p>52.4028</text:p>
          </table:table-cell>
          <table:table-cell office:value-type="float" office:value="-0.67926">
            <text:p>-0.67926</text:p>
          </table:table-cell>
          <table:table-cell office:value-type="float" office:value="180.679">
            <text:p>180.67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5139">
            <text:p>52.5139</text:p>
          </table:table-cell>
          <table:table-cell office:value-type="float" office:value="-0.588882">
            <text:p>-0.588882</text:p>
          </table:table-cell>
          <table:table-cell office:value-type="float" office:value="180.589">
            <text:p>180.58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626">
            <text:p>52.626</text:p>
          </table:table-cell>
          <table:table-cell office:value-type="float" office:value="-0.491165">
            <text:p>-0.491165</text:p>
          </table:table-cell>
          <table:table-cell office:value-type="float" office:value="180.491">
            <text:p>180.49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7317">
            <text:p>52.7317</text:p>
          </table:table-cell>
          <table:table-cell office:value-type="float" office:value="-0.393097">
            <text:p>-0.393097</text:p>
          </table:table-cell>
          <table:table-cell office:value-type="float" office:value="180.393">
            <text:p>180.39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8386">
            <text:p>52.8386</text:p>
          </table:table-cell>
          <table:table-cell office:value-type="float" office:value="-0.289261">
            <text:p>-0.289261</text:p>
          </table:table-cell>
          <table:table-cell office:value-type="float" office:value="180.289">
            <text:p>180.28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9397">
            <text:p>52.9397</text:p>
          </table:table-cell>
          <table:table-cell office:value-type="float" office:value="-0.186874">
            <text:p>-0.186874</text:p>
          </table:table-cell>
          <table:table-cell office:value-type="float" office:value="180.187">
            <text:p>180.18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0483">
            <text:p>53.0483</text:p>
          </table:table-cell>
          <table:table-cell office:value-type="float" office:value="-0.0726318">
            <text:p>-0.0726318</text:p>
          </table:table-cell>
          <table:table-cell office:value-type="float" office:value="180.073">
            <text:p>180.07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1592">
            <text:p>53.1592</text:p>
          </table:table-cell>
          <table:table-cell office:value-type="float" office:value="0.0474854">
            <text:p>0.0474854</text:p>
          </table:table-cell>
          <table:table-cell office:value-type="float" office:value="179.953">
            <text:p>179.953</text:p>
          </table:table-cell>
          <table:table-cell office:value-type="float" office:value="0.260818">
            <text:p>0.2608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2654">
            <text:p>53.2654</text:p>
          </table:table-cell>
          <table:table-cell office:value-type="float" office:value="0.165482">
            <text:p>0.165482</text:p>
          </table:table-cell>
          <table:table-cell office:value-type="float" office:value="179.835">
            <text:p>179.835</text:p>
          </table:table-cell>
          <table:table-cell office:value-type="float" office:value="0.288948">
            <text:p>0.2889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376">
            <text:p>53.376</text:p>
          </table:table-cell>
          <table:table-cell office:value-type="float" office:value="0.291443">
            <text:p>0.291443</text:p>
          </table:table-cell>
          <table:table-cell office:value-type="float" office:value="179.709">
            <text:p>179.709</text:p>
          </table:table-cell>
          <table:table-cell office:value-type="float" office:value="0.320825">
            <text:p>0.3208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4863">
            <text:p>53.4863</text:p>
          </table:table-cell>
          <table:table-cell office:value-type="float" office:value="0.419876">
            <text:p>0.419876</text:p>
          </table:table-cell>
          <table:table-cell office:value-type="float" office:value="179.58">
            <text:p>179.58</text:p>
          </table:table-cell>
          <table:table-cell office:value-type="float" office:value="0.355214">
            <text:p>0.3552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6033">
            <text:p>53.6033</text:p>
          </table:table-cell>
          <table:table-cell office:value-type="float" office:value="0.558182">
            <text:p>0.558182</text:p>
          </table:table-cell>
          <table:table-cell office:value-type="float" office:value="179.442">
            <text:p>179.442</text:p>
          </table:table-cell>
          <table:table-cell office:value-type="float" office:value="0.394337">
            <text:p>0.3943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7161">
            <text:p>53.7161</text:p>
          </table:table-cell>
          <table:table-cell office:value-type="float" office:value="0.693481">
            <text:p>0.693481</text:p>
          </table:table-cell>
          <table:table-cell office:value-type="float" office:value="179.307">
            <text:p>179.307</text:p>
          </table:table-cell>
          <table:table-cell office:value-type="float" office:value="0.434658">
            <text:p>0.4346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8267">
            <text:p>53.8267</text:p>
          </table:table-cell>
          <table:table-cell office:value-type="float" office:value="0.827698">
            <text:p>0.827698</text:p>
          </table:table-cell>
          <table:table-cell office:value-type="float" office:value="179.172">
            <text:p>179.172</text:p>
          </table:table-cell>
          <table:table-cell office:value-type="float" office:value="0.476629">
            <text:p>0.4766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9275">
            <text:p>53.9275</text:p>
          </table:table-cell>
          <table:table-cell office:value-type="float" office:value="0.951141">
            <text:p>0.951141</text:p>
          </table:table-cell>
          <table:table-cell office:value-type="float" office:value="179.049">
            <text:p>179.049</text:p>
          </table:table-cell>
          <table:table-cell office:value-type="float" office:value="0.516955">
            <text:p>0.5169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0322">
            <text:p>54.0322</text:p>
          </table:table-cell>
          <table:table-cell office:value-type="float" office:value="1.07973">
            <text:p>1.07973</text:p>
          </table:table-cell>
          <table:table-cell office:value-type="float" office:value="178.92">
            <text:p>178.92</text:p>
          </table:table-cell>
          <table:table-cell office:value-type="float" office:value="0.560772">
            <text:p>0.5607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1409">
            <text:p>54.1409</text:p>
          </table:table-cell>
          <table:table-cell office:value-type="float" office:value="1.21335">
            <text:p>1.21335</text:p>
          </table:table-cell>
          <table:table-cell office:value-type="float" office:value="178.787">
            <text:p>178.787</text:p>
          </table:table-cell>
          <table:table-cell office:value-type="float" office:value="0.60827">
            <text:p>0.608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2537">
            <text:p>54.2537</text:p>
          </table:table-cell>
          <table:table-cell office:value-type="float" office:value="1.351">
            <text:p>1.351</text:p>
          </table:table-cell>
          <table:table-cell office:value-type="float" office:value="178.649">
            <text:p>178.649</text:p>
          </table:table-cell>
          <table:table-cell office:value-type="float" office:value="0.659483">
            <text:p>0.6594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3643">
            <text:p>54.3643</text:p>
          </table:table-cell>
          <table:table-cell office:value-type="float" office:value="1.48433">
            <text:p>1.48433</text:p>
          </table:table-cell>
          <table:table-cell office:value-type="float" office:value="178.516">
            <text:p>178.516</text:p>
          </table:table-cell>
          <table:table-cell office:value-type="float" office:value="0.711428">
            <text:p>0.7114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4656">
            <text:p>54.4656</text:p>
          </table:table-cell>
          <table:table-cell office:value-type="float" office:value="1.60385">
            <text:p>1.60385</text:p>
          </table:table-cell>
          <table:table-cell office:value-type="float" office:value="178.396">
            <text:p>178.396</text:p>
          </table:table-cell>
          <table:table-cell office:value-type="float" office:value="0.76022">
            <text:p>0.7602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5664">
            <text:p>54.5664</text:p>
          </table:table-cell>
          <table:table-cell office:value-type="float" office:value="1.71915">
            <text:p>1.71915</text:p>
          </table:table-cell>
          <table:table-cell office:value-type="float" office:value="178.281">
            <text:p>178.2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7173">
            <text:p>54.7173</text:p>
          </table:table-cell>
          <table:table-cell office:value-type="float" office:value="1.88112">
            <text:p>1.88112</text:p>
          </table:table-cell>
          <table:table-cell office:value-type="float" office:value="178.119">
            <text:p>178.1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8252">
            <text:p>54.8252</text:p>
          </table:table-cell>
          <table:table-cell office:value-type="float" office:value="1.9873">
            <text:p>1.9873</text:p>
          </table:table-cell>
          <table:table-cell office:value-type="float" office:value="178.013">
            <text:p>178.0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9331">
            <text:p>54.9331</text:p>
          </table:table-cell>
          <table:table-cell office:value-type="float" office:value="2.08302">
            <text:p>2.08302</text:p>
          </table:table-cell>
          <table:table-cell office:value-type="float" office:value="177.917">
            <text:p>177.9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0342">
            <text:p>55.0342</text:p>
          </table:table-cell>
          <table:table-cell office:value-type="float" office:value="2.16252">
            <text:p>2.16252</text:p>
          </table:table-cell>
          <table:table-cell office:value-type="float" office:value="177.837">
            <text:p>177.8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1848">
            <text:p>55.1848</text:p>
          </table:table-cell>
          <table:table-cell office:value-type="float" office:value="2.26009">
            <text:p>2.26009</text:p>
          </table:table-cell>
          <table:table-cell office:value-type="float" office:value="177.74">
            <text:p>177.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2891">
            <text:p>55.2891</text:p>
          </table:table-cell>
          <table:table-cell office:value-type="float" office:value="2.31227">
            <text:p>2.31227</text:p>
          </table:table-cell>
          <table:table-cell office:value-type="float" office:value="177.688">
            <text:p>177.68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4004">
            <text:p>55.4004</text:p>
          </table:table-cell>
          <table:table-cell office:value-type="float" office:value="2.3531">
            <text:p>2.3531</text:p>
          </table:table-cell>
          <table:table-cell office:value-type="float" office:value="177.647">
            <text:p>177.6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502">
            <text:p>55.502</text:p>
          </table:table-cell>
          <table:table-cell office:value-type="float" office:value="2.37709">
            <text:p>2.37709</text:p>
          </table:table-cell>
          <table:table-cell office:value-type="float" office:value="177.623">
            <text:p>177.6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6128">
            <text:p>55.6128</text:p>
          </table:table-cell>
          <table:table-cell office:value-type="float" office:value="2.38873">
            <text:p>2.38873</text:p>
          </table:table-cell>
          <table:table-cell office:value-type="float" office:value="177.611">
            <text:p>177.6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7227">
            <text:p>55.7227</text:p>
          </table:table-cell>
          <table:table-cell office:value-type="float" office:value="2.38557">
            <text:p>2.38557</text:p>
          </table:table-cell>
          <table:table-cell office:value-type="float" office:value="177.614">
            <text:p>177.6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8333">
            <text:p>55.8333</text:p>
          </table:table-cell>
          <table:table-cell office:value-type="float" office:value="2.3679">
            <text:p>2.3679</text:p>
          </table:table-cell>
          <table:table-cell office:value-type="float" office:value="177.632">
            <text:p>177.63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9446">
            <text:p>55.9446</text:p>
          </table:table-cell>
          <table:table-cell office:value-type="float" office:value="2.33612">
            <text:p>2.33612</text:p>
          </table:table-cell>
          <table:table-cell office:value-type="float" office:value="177.664">
            <text:p>177.6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0562">
            <text:p>56.0562</text:p>
          </table:table-cell>
          <table:table-cell office:value-type="float" office:value="2.29065">
            <text:p>2.29065</text:p>
          </table:table-cell>
          <table:table-cell office:value-type="float" office:value="177.709">
            <text:p>177.7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1687">
            <text:p>56.1687</text:p>
          </table:table-cell>
          <table:table-cell office:value-type="float" office:value="2.23195">
            <text:p>2.23195</text:p>
          </table:table-cell>
          <table:table-cell office:value-type="float" office:value="177.768">
            <text:p>177.7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2734">
            <text:p>56.2734</text:p>
          </table:table-cell>
          <table:table-cell office:value-type="float" office:value="2.16667">
            <text:p>2.16667</text:p>
          </table:table-cell>
          <table:table-cell office:value-type="float" office:value="177.833">
            <text:p>177.8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3752">
            <text:p>56.3752</text:p>
          </table:table-cell>
          <table:table-cell office:value-type="float" office:value="2.09389">
            <text:p>2.09389</text:p>
          </table:table-cell>
          <table:table-cell office:value-type="float" office:value="177.906">
            <text:p>177.9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4761">
            <text:p>56.4761</text:p>
          </table:table-cell>
          <table:table-cell office:value-type="float" office:value="2.01355">
            <text:p>2.01355</text:p>
          </table:table-cell>
          <table:table-cell office:value-type="float" office:value="177.986">
            <text:p>177.9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582">
            <text:p>56.582</text:p>
          </table:table-cell>
          <table:table-cell office:value-type="float" office:value="1.92091">
            <text:p>1.92091</text:p>
          </table:table-cell>
          <table:table-cell office:value-type="float" office:value="178.079">
            <text:p>178.0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6934">
            <text:p>56.6934</text:p>
          </table:table-cell>
          <table:table-cell office:value-type="float" office:value="1.81549">
            <text:p>1.81549</text:p>
          </table:table-cell>
          <table:table-cell office:value-type="float" office:value="178.185">
            <text:p>178.1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7974">
            <text:p>56.7974</text:p>
          </table:table-cell>
          <table:table-cell office:value-type="float" office:value="1.70992">
            <text:p>1.70992</text:p>
          </table:table-cell>
          <table:table-cell office:value-type="float" office:value="178.29">
            <text:p>178.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9072">
            <text:p>56.9072</text:p>
          </table:table-cell>
          <table:table-cell office:value-type="float" office:value="1.59216">
            <text:p>1.59216</text:p>
          </table:table-cell>
          <table:table-cell office:value-type="float" office:value="178.408">
            <text:p>178.4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0144">
            <text:p>57.0144</text:p>
          </table:table-cell>
          <table:table-cell office:value-type="float" office:value="1.47168">
            <text:p>1.47168</text:p>
          </table:table-cell>
          <table:table-cell office:value-type="float" office:value="178.528">
            <text:p>178.5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125">
            <text:p>57.125</text:p>
          </table:table-cell>
          <table:table-cell office:value-type="float" office:value="1.34239">
            <text:p>1.34239</text:p>
          </table:table-cell>
          <table:table-cell office:value-type="float" office:value="178.658">
            <text:p>178.6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2312">
            <text:p>57.2312</text:p>
          </table:table-cell>
          <table:table-cell office:value-type="float" office:value="1.21364">
            <text:p>1.21364</text:p>
          </table:table-cell>
          <table:table-cell office:value-type="float" office:value="178.786">
            <text:p>178.7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3418">
            <text:p>57.3418</text:p>
          </table:table-cell>
          <table:table-cell office:value-type="float" office:value="1.07541">
            <text:p>1.07541</text:p>
          </table:table-cell>
          <table:table-cell office:value-type="float" office:value="178.925">
            <text:p>178.925</text:p>
          </table:table-cell>
          <table:table-cell office:value-type="float" office:value="0.741967">
            <text:p>0.74196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4531">
            <text:p>57.4531</text:p>
          </table:table-cell>
          <table:table-cell office:value-type="float" office:value="0.933151">
            <text:p>0.933151</text:p>
          </table:table-cell>
          <table:table-cell office:value-type="float" office:value="179.067">
            <text:p>179.067</text:p>
          </table:table-cell>
          <table:table-cell office:value-type="float" office:value="0.709959">
            <text:p>0.70995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5657">
            <text:p>57.5657</text:p>
          </table:table-cell>
          <table:table-cell office:value-type="float" office:value="0.786102">
            <text:p>0.786102</text:p>
          </table:table-cell>
          <table:table-cell office:value-type="float" office:value="179.214">
            <text:p>179.214</text:p>
          </table:table-cell>
          <table:table-cell office:value-type="float" office:value="0.676873">
            <text:p>0.6768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677">
            <text:p>57.677</text:p>
          </table:table-cell>
          <table:table-cell office:value-type="float" office:value="0.638397">
            <text:p>0.638397</text:p>
          </table:table-cell>
          <table:table-cell office:value-type="float" office:value="179.362">
            <text:p>179.362</text:p>
          </table:table-cell>
          <table:table-cell office:value-type="float" office:value="0.643639">
            <text:p>0.6436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7839">
            <text:p>57.7839</text:p>
          </table:table-cell>
          <table:table-cell office:value-type="float" office:value="0.49527">
            <text:p>0.49527</text:p>
          </table:table-cell>
          <table:table-cell office:value-type="float" office:value="179.505">
            <text:p>179.505</text:p>
          </table:table-cell>
          <table:table-cell office:value-type="float" office:value="0.611436">
            <text:p>0.6114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8923">
            <text:p>57.8923</text:p>
          </table:table-cell>
          <table:table-cell office:value-type="float" office:value="0.350128">
            <text:p>0.350128</text:p>
          </table:table-cell>
          <table:table-cell office:value-type="float" office:value="179.65">
            <text:p>179.65</text:p>
          </table:table-cell>
          <table:table-cell office:value-type="float" office:value="0.578779">
            <text:p>0.5787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9937">
            <text:p>57.9937</text:p>
          </table:table-cell>
          <table:table-cell office:value-type="float" office:value="0.214981">
            <text:p>0.214981</text:p>
          </table:table-cell>
          <table:table-cell office:value-type="float" office:value="179.785">
            <text:p>179.785</text:p>
          </table:table-cell>
          <table:table-cell office:value-type="float" office:value="0.548371">
            <text:p>0.5483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0996">
            <text:p>58.0996</text:p>
          </table:table-cell>
          <table:table-cell office:value-type="float" office:value="0.0753021">
            <text:p>0.0753021</text:p>
          </table:table-cell>
          <table:table-cell office:value-type="float" office:value="179.925">
            <text:p>179.925</text:p>
          </table:table-cell>
          <table:table-cell office:value-type="float" office:value="0.516943">
            <text:p>0.5169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2061">
            <text:p>58.2061</text:p>
          </table:table-cell>
          <table:table-cell office:value-type="float" office:value="-0.0619659">
            <text:p>-0.0619659</text:p>
          </table:table-cell>
          <table:table-cell office:value-type="float" office:value="180.062">
            <text:p>180.062</text:p>
          </table:table-cell>
          <table:table-cell office:value-type="float" office:value="0.485848">
            <text:p>0.4858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3188">
            <text:p>58.3188</text:p>
          </table:table-cell>
          <table:table-cell office:value-type="float" office:value="-0.202591">
            <text:p>-0.202591</text:p>
          </table:table-cell>
          <table:table-cell office:value-type="float" office:value="180.203">
            <text:p>180.203</text:p>
          </table:table-cell>
          <table:table-cell office:value-type="float" office:value="0.452113">
            <text:p>0.4521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4211">
            <text:p>58.4211</text:p>
          </table:table-cell>
          <table:table-cell office:value-type="float" office:value="-0.324814">
            <text:p>-0.324814</text:p>
          </table:table-cell>
          <table:table-cell office:value-type="float" office:value="180.325">
            <text:p>180.325</text:p>
          </table:table-cell>
          <table:table-cell office:value-type="float" office:value="0.420833">
            <text:p>0.4208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5217">
            <text:p>58.5217</text:p>
          </table:table-cell>
          <table:table-cell office:value-type="float" office:value="-0.4384">
            <text:p>-0.4384</text:p>
          </table:table-cell>
          <table:table-cell office:value-type="float" office:value="180.438">
            <text:p>180.438</text:p>
          </table:table-cell>
          <table:table-cell office:value-type="float" office:value="0.389898">
            <text:p>0.3898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626">
            <text:p>58.626</text:p>
          </table:table-cell>
          <table:table-cell office:value-type="float" office:value="-0.548676">
            <text:p>-0.548676</text:p>
          </table:table-cell>
          <table:table-cell office:value-type="float" office:value="180.549">
            <text:p>180.549</text:p>
          </table:table-cell>
          <table:table-cell office:value-type="float" office:value="0.357878">
            <text:p>0.3578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7383">
            <text:p>58.7383</text:p>
          </table:table-cell>
          <table:table-cell office:value-type="float" office:value="-0.657196">
            <text:p>-0.657196</text:p>
          </table:table-cell>
          <table:table-cell office:value-type="float" office:value="180.657">
            <text:p>180.657</text:p>
          </table:table-cell>
          <table:table-cell office:value-type="float" office:value="0.323975">
            <text:p>0.3239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8457">
            <text:p>58.8457</text:p>
          </table:table-cell>
          <table:table-cell office:value-type="float" office:value="-0.750183">
            <text:p>-0.750183</text:p>
          </table:table-cell>
          <table:table-cell office:value-type="float" office:value="180.75">
            <text:p>180.75</text:p>
          </table:table-cell>
          <table:table-cell office:value-type="float" office:value="0.292462">
            <text:p>0.2924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9587">
            <text:p>58.9587</text:p>
          </table:table-cell>
          <table:table-cell office:value-type="float" office:value="-0.835602">
            <text:p>-0.835602</text:p>
          </table:table-cell>
          <table:table-cell office:value-type="float" office:value="180.836">
            <text:p>180.836</text:p>
          </table:table-cell>
          <table:table-cell office:value-type="float" office:value="0.260686">
            <text:p>0.2606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0684">
            <text:p>59.0684</text:p>
          </table:table-cell>
          <table:table-cell office:value-type="float" office:value="-0.905182">
            <text:p>-0.905182</text:p>
          </table:table-cell>
          <table:table-cell office:value-type="float" office:value="180.905">
            <text:p>180.90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1804">
            <text:p>59.1804</text:p>
          </table:table-cell>
          <table:table-cell office:value-type="float" office:value="-0.962112">
            <text:p>-0.962112</text:p>
          </table:table-cell>
          <table:table-cell office:value-type="float" office:value="180.962">
            <text:p>180.96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2866">
            <text:p>59.2866</text:p>
          </table:table-cell>
          <table:table-cell office:value-type="float" office:value="-1.00279">
            <text:p>-1.00279</text:p>
          </table:table-cell>
          <table:table-cell office:value-type="float" office:value="181.003">
            <text:p>181.00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3977">
            <text:p>59.3977</text:p>
          </table:table-cell>
          <table:table-cell office:value-type="float" office:value="-1.0313">
            <text:p>-1.0313</text:p>
          </table:table-cell>
          <table:table-cell office:value-type="float" office:value="181.031">
            <text:p>181.03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5105">
            <text:p>59.5105</text:p>
          </table:table-cell>
          <table:table-cell office:value-type="float" office:value="-1.04562">
            <text:p>-1.04562</text:p>
          </table:table-cell>
          <table:table-cell office:value-type="float" office:value="181.046">
            <text:p>181.04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6216">
            <text:p>59.6216</text:p>
          </table:table-cell>
          <table:table-cell office:value-type="float" office:value="-1.04584">
            <text:p>-1.04584</text:p>
          </table:table-cell>
          <table:table-cell office:value-type="float" office:value="181.046">
            <text:p>181.04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7241">
            <text:p>59.7241</text:p>
          </table:table-cell>
          <table:table-cell office:value-type="float" office:value="-1.03418">
            <text:p>-1.03418</text:p>
          </table:table-cell>
          <table:table-cell office:value-type="float" office:value="181.034">
            <text:p>181.03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834">
            <text:p>59.834</text:p>
          </table:table-cell>
          <table:table-cell office:value-type="float" office:value="-1.00961">
            <text:p>-1.00961</text:p>
          </table:table-cell>
          <table:table-cell office:value-type="float" office:value="181.01">
            <text:p>181.0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9443">
            <text:p>59.9443</text:p>
          </table:table-cell>
          <table:table-cell office:value-type="float" office:value="-0.973251">
            <text:p>-0.973251</text:p>
          </table:table-cell>
          <table:table-cell office:value-type="float" office:value="180.973">
            <text:p>180.97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0562">
            <text:p>60.0562</text:p>
          </table:table-cell>
          <table:table-cell office:value-type="float" office:value="-0.924911">
            <text:p>-0.924911</text:p>
          </table:table-cell>
          <table:table-cell office:value-type="float" office:value="180.925">
            <text:p>180.92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166">
            <text:p>60.166</text:p>
          </table:table-cell>
          <table:table-cell office:value-type="float" office:value="-0.867233">
            <text:p>-0.867233</text:p>
          </table:table-cell>
          <table:table-cell office:value-type="float" office:value="180.867">
            <text:p>180.86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2712">
            <text:p>60.2712</text:p>
          </table:table-cell>
          <table:table-cell office:value-type="float" office:value="-0.803207">
            <text:p>-0.803207</text:p>
          </table:table-cell>
          <table:table-cell office:value-type="float" office:value="180.803">
            <text:p>180.80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3818">
            <text:p>60.3818</text:p>
          </table:table-cell>
          <table:table-cell office:value-type="float" office:value="-0.727188">
            <text:p>-0.727188</text:p>
          </table:table-cell>
          <table:table-cell office:value-type="float" office:value="180.727">
            <text:p>180.72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491">
            <text:p>60.491</text:p>
          </table:table-cell>
          <table:table-cell office:value-type="float" office:value="-0.644318">
            <text:p>-0.644318</text:p>
          </table:table-cell>
          <table:table-cell office:value-type="float" office:value="180.644">
            <text:p>180.64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6013">
            <text:p>60.6013</text:p>
          </table:table-cell>
          <table:table-cell office:value-type="float" office:value="-0.553192">
            <text:p>-0.553192</text:p>
          </table:table-cell>
          <table:table-cell office:value-type="float" office:value="180.553">
            <text:p>180.55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7136">
            <text:p>60.7136</text:p>
          </table:table-cell>
          <table:table-cell office:value-type="float" office:value="-0.453781">
            <text:p>-0.453781</text:p>
          </table:table-cell>
          <table:table-cell office:value-type="float" office:value="180.454">
            <text:p>180.45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8232">
            <text:p>60.8232</text:p>
          </table:table-cell>
          <table:table-cell office:value-type="float" office:value="-0.350525">
            <text:p>-0.350525</text:p>
          </table:table-cell>
          <table:table-cell office:value-type="float" office:value="180.351">
            <text:p>180.35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9329">
            <text:p>60.9329</text:p>
          </table:table-cell>
          <table:table-cell office:value-type="float" office:value="-0.242386">
            <text:p>-0.242386</text:p>
          </table:table-cell>
          <table:table-cell office:value-type="float" office:value="180.242">
            <text:p>180.24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0439">
            <text:p>61.0439</text:p>
          </table:table-cell>
          <table:table-cell office:value-type="float" office:value="-0.127975">
            <text:p>-0.127975</text:p>
          </table:table-cell>
          <table:table-cell office:value-type="float" office:value="180.128">
            <text:p>180.12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1558">
            <text:p>61.1558</text:p>
          </table:table-cell>
          <table:table-cell office:value-type="float" office:value="-0.00836182">
            <text:p>-0.00836182</text:p>
          </table:table-cell>
          <table:table-cell office:value-type="float" office:value="180.008">
            <text:p>180.00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1">04/21/2024</text:date>, <text:time>03:27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1T03:27:41.99</dc:date>
    <dc:creator>Thorsten Kuypers</dc:creator>
    <meta:document-statistic meta:table-count="1" meta:cell-count="2827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75" chart:maximum="18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26cm" style:legend-expansion="high" chart:style-name="ch2"/>
        <chart:plot-area chart:style-name="ch3" table:cell-range-address="Tabelle1.C12:Tabelle1.C572 Tabelle1.E12:Tabelle1.E572" chart:data-source-has-labels="row" svg:x="0.77cm" svg:y="0.855cm" svg:width="12.029cm" svg:height="7.545cm">
          <chartooo:coordinate-region svg:x="1.577cm" svg:y="1.067cm" svg:width="11.217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3:Tabelle1.C572" chart:label-cell-address="Tabelle1.C12:Tabelle1.C12" chart:class="chart:line">
            <chart:data-point chart:repeated="560"/>
          </chart:series>
          <chart:series chart:style-name="ch8" chart:values-cell-range-address="Tabelle1.E13:Tabelle1.E572" chart:label-cell-address="Tabelle1.E12:Tabelle1.E12" chart:class="chart:line">
            <chart:data-point chart:repeated="5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2:Tabelle1.C12</svg:desc>
                </draw:g>
              </table:table-cell>
              <table:table-cell office:value-type="string">
                <text:p>setpoint</text:p>
                <draw:g>
                  <svg:desc>Tabelle1.E12:Tabelle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.394">
                <text:p>157.394</text:p>
                <draw:g>
                  <svg:desc>Tabelle1.C13:Tabelle1.C572</svg:desc>
                </draw:g>
              </table:table-cell>
              <table:table-cell office:value-type="float" office:value="180">
                <text:p>180</text:p>
                <draw:g>
                  <svg:desc>Tabelle1.E13:Tabelle1.E5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.351">
                <text:p>157.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.306">
                <text:p>157.3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.263">
                <text:p>157.2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.226">
                <text:p>157.2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.193">
                <text:p>157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.17">
                <text:p>157.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.157">
                <text:p>157.1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.155">
                <text:p>157.1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.165">
                <text:p>157.1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.185">
                <text:p>157.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.218">
                <text:p>157.2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.266">
                <text:p>157.2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.324">
                <text:p>157.3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.392">
                <text:p>157.3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.474">
                <text:p>157.4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.567">
                <text:p>157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.674">
                <text:p>157.6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.786">
                <text:p>157.7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.967">
                <text:p>157.9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.092">
                <text:p>158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.227">
                <text:p>158.2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35">
                <text:p>158.4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589">
                <text:p>158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.822">
                <text:p>158.8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.975">
                <text:p>158.9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.137">
                <text:p>159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.304">
                <text:p>159.3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.471">
                <text:p>159.4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.646">
                <text:p>159.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.825">
                <text:p>159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.006">
                <text:p>160.0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.181">
                <text:p>160.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.36">
                <text:p>160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.53">
                <text:p>160.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.699">
                <text:p>160.6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.878">
                <text:p>160.8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1.062">
                <text:p>161.0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.246">
                <text:p>161.2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.411">
                <text:p>161.4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.572">
                <text:p>161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.743">
                <text:p>161.7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1.912">
                <text:p>161.9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.091">
                <text:p>162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.322">
                <text:p>162.3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2.494">
                <text:p>162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.665">
                <text:p>162.6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2.826">
                <text:p>162.8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2.986">
                <text:p>162.9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3.144">
                <text:p>163.1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3.292">
                <text:p>163.2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.441">
                <text:p>163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3.587">
                <text:p>163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3.735">
                <text:p>163.7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.891">
                <text:p>163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.045">
                <text:p>164.0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.186">
                <text:p>164.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.327">
                <text:p>164.3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.47">
                <text:p>164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.613">
                <text:p>164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4.762">
                <text:p>164.7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.908">
                <text:p>164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.047">
                <text:p>165.0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.186">
                <text:p>165.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.32">
                <text:p>165.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.463">
                <text:p>165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5.598">
                <text:p>165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5.731">
                <text:p>165.7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.871">
                <text:p>165.8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6.006">
                <text:p>166.0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6.133">
                <text:p>166.1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.266">
                <text:p>166.2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.394">
                <text:p>166.3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6.516">
                <text:p>166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.641">
                <text:p>166.6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.772">
                <text:p>166.7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.906">
                <text:p>166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.035">
                <text:p>167.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.169">
                <text:p>167.1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.302">
                <text:p>167.3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.428">
                <text:p>167.4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7.556">
                <text:p>167.5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.688">
                <text:p>167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.821">
                <text:p>167.8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.999">
                <text:p>167.9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8.137">
                <text:p>168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.325">
                <text:p>168.3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8.46">
                <text:p>168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.597">
                <text:p>168.5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.726">
                <text:p>168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8.856">
                <text:p>168.8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.993">
                <text:p>168.9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9.12">
                <text:p>169.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.254">
                <text:p>169.2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9.384">
                <text:p>169.3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9.519">
                <text:p>16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9.66">
                <text:p>169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9.802">
                <text:p>169.8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9.926">
                <text:p>169.9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0.071">
                <text:p>170.0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0.212">
                <text:p>170.2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0.355">
                <text:p>170.3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.491">
                <text:p>170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0.637">
                <text:p>170.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0.766">
                <text:p>170.7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0.913">
                <text:p>170.9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1.05">
                <text:p>171.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.185">
                <text:p>171.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1.32">
                <text:p>171.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1.47">
                <text:p>171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1.618">
                <text:p>171.6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1.77">
                <text:p>171.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.908">
                <text:p>171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2.044">
                <text:p>172.0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.187">
                <text:p>172.1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.334">
                <text:p>172.3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.476">
                <text:p>172.4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.619">
                <text:p>172.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.764">
                <text:p>172.7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2.907">
                <text:p>172.9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3.059">
                <text:p>173.0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3.218">
                <text:p>173.2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3.382">
                <text:p>173.3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3.535">
                <text:p>173.5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3.681">
                <text:p>173.6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3.83">
                <text:p>173.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3.98">
                <text:p>173.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4.131">
                <text:p>174.1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4.29">
                <text:p>174.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4.441">
                <text:p>174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4.591">
                <text:p>174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4.755">
                <text:p>174.7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4.905">
                <text:p>174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5.057">
                <text:p>175.0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.215">
                <text:p>175.2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.371">
                <text:p>175.3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.534">
                <text:p>175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.699">
                <text:p>175.6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5.874">
                <text:p>175.8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6.03">
                <text:p>176.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.195">
                <text:p>176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6.37">
                <text:p>176.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6.535">
                <text:p>176.5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6.71">
                <text:p>176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6.881">
                <text:p>176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7.043">
                <text:p>177.0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7.209">
                <text:p>177.2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.368">
                <text:p>177.3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7.529">
                <text:p>177.5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7.693">
                <text:p>177.6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7.867">
                <text:p>177.8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.037">
                <text:p>178.0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8.217">
                <text:p>178.2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8.394">
                <text:p>178.3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8.572">
                <text:p>178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8.743">
                <text:p>178.7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8.924">
                <text:p>178.9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.273">
                <text:p>179.2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9.452">
                <text:p>179.4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.698">
                <text:p>179.6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.874">
                <text:p>179.8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0.044">
                <text:p>180.0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0.273">
                <text:p>180.2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.422">
                <text:p>180.4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.56">
                <text:p>180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0.689">
                <text:p>180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0.807">
                <text:p>180.8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0.924">
                <text:p>180.9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1.031">
                <text:p>181.0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.118">
                <text:p>181.1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.191">
                <text:p>181.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.253">
                <text:p>181.2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.304">
                <text:p>181.3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.342">
                <text:p>181.3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.366">
                <text:p>181.3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.377">
                <text:p>181.3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.375">
                <text:p>181.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.362">
                <text:p>181.3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.339">
                <text:p>181.3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.305">
                <text:p>181.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.265">
                <text:p>181.2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217">
                <text:p>181.2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1.158">
                <text:p>181.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1.095">
                <text:p>181.0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1.029">
                <text:p>181.0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.955">
                <text:p>180.9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.878">
                <text:p>180.8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0.792">
                <text:p>180.7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0.701">
                <text:p>180.7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.613">
                <text:p>180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.521">
                <text:p>180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0.421">
                <text:p>180.4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0.33">
                <text:p>180.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0.237">
                <text:p>180.2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0.143">
                <text:p>180.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0.046">
                <text:p>180.0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9.95">
                <text:p>179.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.854">
                <text:p>179.8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.757">
                <text:p>179.7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.654">
                <text:p>179.6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9.329">
                <text:p>179.3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9.232">
                <text:p>179.2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9.134">
                <text:p>179.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9.027">
                <text:p>179.0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8.932">
                <text:p>178.9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8.84">
                <text:p>178.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8.747">
                <text:p>178.7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8.655">
                <text:p>178.6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8.569">
                <text:p>178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8.491">
                <text:p>178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8.409">
                <text:p>178.4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8.346">
                <text:p>178.3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8.292">
                <text:p>178.2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8.248">
                <text:p>178.2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8.214">
                <text:p>178.2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8.192">
                <text:p>178.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8.182">
                <text:p>178.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8.191">
                <text:p>178.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8.212">
                <text:p>178.2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8.247">
                <text:p>178.2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8.293">
                <text:p>178.2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8.355">
                <text:p>178.3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8.426">
                <text:p>178.4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8.506">
                <text:p>178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.598">
                <text:p>178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8.699">
                <text:p>178.6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.806">
                <text:p>178.8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.935">
                <text:p>178.9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9.075">
                <text:p>179.0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9.219">
                <text:p>179.2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9.363">
                <text:p>179.3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9.664">
                <text:p>179.6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9.825">
                <text:p>179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9.982">
                <text:p>179.9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0.137">
                <text:p>180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0.294">
                <text:p>180.2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0.447">
                <text:p>180.4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.587">
                <text:p>180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764">
                <text:p>180.7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0.928">
                <text:p>180.9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1.028">
                <text:p>181.0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1.117">
                <text:p>181.1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1.194">
                <text:p>181.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.258">
                <text:p>181.2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1.312">
                <text:p>181.3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.35">
                <text:p>181.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1.375">
                <text:p>181.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1.389">
                <text:p>181.3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1.391">
                <text:p>181.3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1.382">
                <text:p>181.3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.362">
                <text:p>181.3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1.332">
                <text:p>181.3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1.293">
                <text:p>181.2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1.242">
                <text:p>181.2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.18">
                <text:p>181.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1.108">
                <text:p>181.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1.032">
                <text:p>181.0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0.952">
                <text:p>180.9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0.863">
                <text:p>180.8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0.773">
                <text:p>180.7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0.68">
                <text:p>180.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0.583">
                <text:p>180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0.48">
                <text:p>180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0.37">
                <text:p>180.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0.262">
                <text:p>180.2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0.095">
                <text:p>180.0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9.98">
                <text:p>179.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9.856">
                <text:p>179.8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9.725">
                <text:p>179.7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9.337">
                <text:p>179.3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9.203">
                <text:p>179.2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9.074">
                <text:p>179.0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8.946">
                <text:p>178.9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.818">
                <text:p>178.8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8.682">
                <text:p>178.6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8.543">
                <text:p>178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8.405">
                <text:p>178.4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8.273">
                <text:p>178.2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8.144">
                <text:p>178.1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.028">
                <text:p>178.0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7.917">
                <text:p>177.9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7.816">
                <text:p>177.8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7.729">
                <text:p>177.7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7.649">
                <text:p>177.6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7.591">
                <text:p>177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7.548">
                <text:p>177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7.521">
                <text:p>177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7.506">
                <text:p>177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7.505">
                <text:p>177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7.517">
                <text:p>177.5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7.542">
                <text:p>177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7.58">
                <text:p>177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7.627">
                <text:p>177.6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7.686">
                <text:p>177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7.754">
                <text:p>177.7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7.827">
                <text:p>177.8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7.908">
                <text:p>177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7.996">
                <text:p>177.9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8.097">
                <text:p>178.0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8.206">
                <text:p>178.2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8.324">
                <text:p>178.3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8.44">
                <text:p>178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8.559">
                <text:p>178.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8.685">
                <text:p>178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8.812">
                <text:p>178.8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8.944">
                <text:p>178.9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9.071">
                <text:p>179.0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9.205">
                <text:p>179.2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9.338">
                <text:p>179.3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.46">
                <text:p>179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.709">
                <text:p>179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.835">
                <text:p>179.8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9.958">
                <text:p>179.9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.077">
                <text:p>180.0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0.183">
                <text:p>180.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0.282">
                <text:p>180.2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.378">
                <text:p>180.3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0.461">
                <text:p>180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0.534">
                <text:p>180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0.59">
                <text:p>180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0.637">
                <text:p>180.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0.669">
                <text:p>180.6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0.688">
                <text:p>180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0.696">
                <text:p>180.6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0.69">
                <text:p>180.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0.671">
                <text:p>180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0.638">
                <text:p>180.6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0.598">
                <text:p>180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0.546">
                <text:p>180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0.478">
                <text:p>180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0.4">
                <text:p>180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0.309">
                <text:p>180.3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.219">
                <text:p>180.2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0.12">
                <text:p>180.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0.011">
                <text:p>180.0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9.89">
                <text:p>179.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9.765">
                <text:p>179.7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9.645">
                <text:p>179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9.384">
                <text:p>179.3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9.238">
                <text:p>179.2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8.95">
                <text:p>178.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8.8">
                <text:p>178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8.658">
                <text:p>178.6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8.508">
                <text:p>178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8.382">
                <text:p>178.3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8.252">
                <text:p>178.2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.129">
                <text:p>178.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.018">
                <text:p>178.0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.921">
                <text:p>177.9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7.842">
                <text:p>177.8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7.768">
                <text:p>177.7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7.711">
                <text:p>177.7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7.67">
                <text:p>177.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7.645">
                <text:p>177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7.634">
                <text:p>177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7.636">
                <text:p>177.6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7.65">
                <text:p>177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7.676">
                <text:p>177.6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7.711">
                <text:p>177.7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7.757">
                <text:p>177.7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7.819">
                <text:p>177.8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7.891">
                <text:p>177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7.972">
                <text:p>177.9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8.058">
                <text:p>178.0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8.153">
                <text:p>178.1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8.258">
                <text:p>178.2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8.369">
                <text:p>178.3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8.486">
                <text:p>178.4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8.61">
                <text:p>178.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8.735">
                <text:p>178.7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8.867">
                <text:p>178.8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8.988">
                <text:p>178.9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9.11">
                <text:p>179.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9.243">
                <text:p>179.2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9.383">
                <text:p>179.3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9.522">
                <text:p>179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9.778">
                <text:p>179.7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.912">
                <text:p>179.9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0.046">
                <text:p>180.0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0.171">
                <text:p>180.1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0.286">
                <text:p>180.2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.4">
                <text:p>180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.504">
                <text:p>180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.595">
                <text:p>180.5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0.677">
                <text:p>180.6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0.747">
                <text:p>180.7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0.802">
                <text:p>180.8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0.844">
                <text:p>180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0.871">
                <text:p>180.8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0.886">
                <text:p>180.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0.886">
                <text:p>180.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0.875">
                <text:p>180.8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0.85">
                <text:p>180.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0.814">
                <text:p>180.8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0.765">
                <text:p>180.7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0.706">
                <text:p>180.7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0.637">
                <text:p>180.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0.56">
                <text:p>180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0.475">
                <text:p>180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0.384">
                <text:p>180.3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0.283">
                <text:p>180.2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0.178">
                <text:p>180.1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0.063">
                <text:p>180.0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9.955">
                <text:p>179.9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9.834">
                <text:p>179.8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9.708">
                <text:p>179.7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9.452">
                <text:p>179.4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9.317">
                <text:p>179.3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9.18">
                <text:p>179.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9.043">
                <text:p>179.0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8.905">
                <text:p>178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8.775">
                <text:p>178.7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8.64">
                <text:p>178.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8.505">
                <text:p>178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8.376">
                <text:p>178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8.251">
                <text:p>178.2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8.145">
                <text:p>178.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8.039">
                <text:p>178.0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7.944">
                <text:p>177.9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7.862">
                <text:p>177.8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7.799">
                <text:p>177.7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7.745">
                <text:p>177.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7.71">
                <text:p>177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7.686">
                <text:p>177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7.676">
                <text:p>177.6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7.682">
                <text:p>177.6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7.701">
                <text:p>177.7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7.731">
                <text:p>177.7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7.773">
                <text:p>177.7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7.825">
                <text:p>177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7.894">
                <text:p>177.8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7.97">
                <text:p>177.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8.057">
                <text:p>178.0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8.157">
                <text:p>178.1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8.267">
                <text:p>178.2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8.381">
                <text:p>178.3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8.504">
                <text:p>178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8.627">
                <text:p>178.6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8.762">
                <text:p>178.7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8.902">
                <text:p>178.9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9.032">
                <text:p>179.0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.166">
                <text:p>179.1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.304">
                <text:p>179.3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9.718">
                <text:p>179.7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9.861">
                <text:p>179.8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0.146">
                <text:p>180.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0.278">
                <text:p>180.2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0.411">
                <text:p>180.4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0.534">
                <text:p>180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0.646">
                <text:p>180.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0.746">
                <text:p>180.7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0.832">
                <text:p>180.8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0.901">
                <text:p>180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0.959">
                <text:p>180.9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1.005">
                <text:p>181.0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1.04">
                <text:p>181.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1.063">
                <text:p>181.0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1.072">
                <text:p>181.0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1.063">
                <text:p>181.0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1.042">
                <text:p>181.0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1.007">
                <text:p>181.0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0.962">
                <text:p>180.9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0.906">
                <text:p>180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0.839">
                <text:p>180.8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0.763">
                <text:p>180.7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0.679">
                <text:p>180.6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0.589">
                <text:p>180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0.491">
                <text:p>180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0.393">
                <text:p>180.3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0.289">
                <text:p>180.2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0.187">
                <text:p>180.1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0.073">
                <text:p>180.0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9.953">
                <text:p>179.9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9.835">
                <text:p>179.8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9.709">
                <text:p>179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9.442">
                <text:p>179.4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9.307">
                <text:p>179.3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9.172">
                <text:p>179.1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9.049">
                <text:p>179.0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8.92">
                <text:p>178.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8.787">
                <text:p>178.7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8.649">
                <text:p>178.6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8.516">
                <text:p>178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8.396">
                <text:p>178.3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8.281">
                <text:p>178.2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8.119">
                <text:p>178.1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8.013">
                <text:p>178.0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7.917">
                <text:p>177.9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7.837">
                <text:p>177.8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7.74">
                <text:p>177.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7.688">
                <text:p>177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7.647">
                <text:p>177.6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7.623">
                <text:p>177.6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7.611">
                <text:p>177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7.614">
                <text:p>177.6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7.632">
                <text:p>177.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7.664">
                <text:p>177.6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7.709">
                <text:p>177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7.768">
                <text:p>177.7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7.833">
                <text:p>177.8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7.906">
                <text:p>177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7.986">
                <text:p>177.9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8.079">
                <text:p>178.0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8.185">
                <text:p>178.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8.29">
                <text:p>178.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8.408">
                <text:p>178.4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8.528">
                <text:p>178.5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8.658">
                <text:p>178.6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8.786">
                <text:p>178.7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8.925">
                <text:p>178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9.067">
                <text:p>179.0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9.214">
                <text:p>179.2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9.362">
                <text:p>179.3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9.785">
                <text:p>179.7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9.925">
                <text:p>179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0.062">
                <text:p>180.0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0.203">
                <text:p>180.2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0.325">
                <text:p>180.3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0.438">
                <text:p>180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0.549">
                <text:p>180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0.657">
                <text:p>180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0.75">
                <text:p>180.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0.836">
                <text:p>180.8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0.905">
                <text:p>180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0.962">
                <text:p>180.9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1.003">
                <text:p>181.0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1.031">
                <text:p>181.0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1.046">
                <text:p>181.0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1.046">
                <text:p>181.0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1.034">
                <text:p>181.0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1.01">
                <text:p>181.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0.973">
                <text:p>180.9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0.925">
                <text:p>180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0.867">
                <text:p>180.8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0.803">
                <text:p>180.8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0.727">
                <text:p>180.7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.644">
                <text:p>180.6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0.553">
                <text:p>180.5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0.454">
                <text:p>180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0.351">
                <text:p>180.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0.242">
                <text:p>180.2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0.128">
                <text:p>180.1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0.008">
                <text:p>180.008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